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41A00000306FF7F18A6EAB3E29A.png" manifest:media-type="image/png"/>
  <manifest:file-entry manifest:full-path="Pictures/100000000000011A0000007AE8E0A61A29E893DF.png" manifest:media-type="image/png"/>
  <manifest:file-entry manifest:full-path="Pictures/10000000000000A4000000B90EE52E435127C582.png" manifest:media-type="image/png"/>
  <manifest:file-entry manifest:full-path="Pictures/100000000000034C000002801D250FEFA093D335.png" manifest:media-type="image/png"/>
  <manifest:file-entry manifest:full-path="Pictures/10000000000001A4000000E6E2D34F7D5D84B074.png" manifest:media-type="image/png"/>
  <manifest:file-entry manifest:full-path="Pictures/1000000000000341000002967427D1D261E75A9C.png" manifest:media-type="image/png"/>
  <manifest:file-entry manifest:full-path="Pictures/100000000000032800000305866072945E750C84.png" manifest:media-type="image/png"/>
  <manifest:file-entry manifest:full-path="Pictures/1000020100000256000001D9864C9C8F0C211266.png" manifest:media-type="image/png"/>
  <manifest:file-entry manifest:full-path="Pictures/10000000000000E9000000A51A6E18ECFAD458A0.png" manifest:media-type="image/png"/>
  <manifest:file-entry manifest:full-path="Pictures/10000000000003D700000306570A87C3D3713CF0.png" manifest:media-type="image/png"/>
  <manifest:file-entry manifest:full-path="Pictures/100000000000036C00000137048E5D8907A44425.png" manifest:media-type="image/png"/>
  <manifest:file-entry manifest:full-path="Pictures/1000000000000159000000A2C95FFFE88A8660D7.png" manifest:media-type="image/png"/>
  <manifest:file-entry manifest:full-path="Pictures/10000000000000E9000000E9690CCB391A7F5A68.png" manifest:media-type="image/png"/>
  <manifest:file-entry manifest:full-path="Pictures/10000000000004450000031BFBC3D5AF1FB41DFE.png" manifest:media-type="image/png"/>
  <manifest:file-entry manifest:full-path="Pictures/100002010000020000000200803F40C52C7ECCDF.png" manifest:media-type="image/png"/>
  <manifest:file-entry manifest:full-path="Pictures/100000000000041A000003068A325CE0F0F199C5.png" manifest:media-type="image/png"/>
  <manifest:file-entry manifest:full-path="Pictures/10000000000000290000008090A30A7DE2ED3C29.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321000000269C1EF53B157D4BA3.png" manifest:media-type="image/png"/>
  <manifest:file-entry manifest:full-path="Pictures/100000000000014B000000217BDBE948D5DA4824.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2EE000001187EBB84C216F3FF3A.png" manifest:media-type="image/png"/>
  <manifest:file-entry manifest:full-path="Pictures/10000000000003D7000003067911C7F61AA95405.png" manifest:media-type="image/png"/>
  <manifest:file-entry manifest:full-path="Pictures/10000000000000E9000000A560C2F90FFF8622DD.png" manifest:media-type="image/png"/>
  <manifest:file-entry manifest:full-path="Pictures/10000000000000D100000034FFE3BB1ECD6DED2C.png" manifest:media-type="image/png"/>
  <manifest:file-entry manifest:full-path="Pictures/100000000000022E000001B1FC33D91495BA0BA1.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4050000031755FB1F75CB4EF708.png" manifest:media-type="image/png"/>
  <manifest:file-entry manifest:full-path="Pictures/10000000000003000000011A216689BFF96137C8.png" manifest:media-type="image/png"/>
  <manifest:file-entry manifest:full-path="Pictures/1000020100000200000002000D7754EC975B67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color="#24292e" loext:opacity="100%" style:font-name="Noto Sans" fo:font-size="11pt" fo:language="en" fo:country="US" officeooo:paragraph-rsid="010d4901" style:font-size-asian="11pt" style:font-size-complex="11pt"/>
    </style:style>
    <style:style style:name="P37" style:family="paragraph" style:parent-style-name="Standard">
      <style:text-properties fo:color="#24292e" loext:opacity="100%" style:font-name="Noto Sans" fo:font-size="11pt" fo:language="en" fo:country="US" officeooo:paragraph-rsid="011207e5" style:font-size-asian="11pt" style:font-size-complex="11pt"/>
    </style:style>
    <style:style style:name="P38" style:family="paragraph" style:parent-style-name="Standard">
      <style:text-properties officeooo:paragraph-rsid="00462e48"/>
    </style:style>
    <style:style style:name="P39" style:family="paragraph" style:parent-style-name="Standard">
      <style:text-properties officeooo:paragraph-rsid="0099ad9b"/>
    </style:style>
    <style:style style:name="P40" style:family="paragraph" style:parent-style-name="Standard">
      <style:text-properties officeooo:paragraph-rsid="00bd4ebe"/>
    </style:style>
    <style:style style:name="P41" style:family="paragraph" style:parent-style-name="Standard">
      <style:text-properties officeooo:paragraph-rsid="00be3114"/>
    </style:style>
    <style:style style:name="P42" style:family="paragraph" style:parent-style-name="Standard">
      <style:text-properties officeooo:paragraph-rsid="00c257b9"/>
    </style:style>
    <style:style style:name="P43" style:family="paragraph" style:parent-style-name="Standard">
      <style:text-properties officeooo:paragraph-rsid="00ff3c0d"/>
    </style:style>
    <style:style style:name="P44" style:family="paragraph" style:parent-style-name="Standard">
      <style:text-properties officeooo:paragraph-rsid="011207e5"/>
    </style:style>
    <style:style style:name="P45" style:family="paragraph" style:parent-style-name="Standard">
      <style:text-properties officeooo:paragraph-rsid="0019a538"/>
    </style:style>
    <style:style style:name="P46" style:family="paragraph" style:parent-style-name="Standard">
      <style:text-properties officeooo:paragraph-rsid="010d4901"/>
    </style:style>
    <style:style style:name="P47" style:family="paragraph" style:parent-style-name="Standard">
      <style:text-properties officeooo:paragraph-rsid="01154a7e"/>
    </style:style>
    <style:style style:name="P48" style:family="paragraph" style:parent-style-name="Standard">
      <style:text-properties fo:font-size="11pt" fo:language="en" fo:country="US" officeooo:paragraph-rsid="00957013" style:font-size-asian="11pt" style:font-size-complex="11pt"/>
    </style:style>
    <style:style style:name="P49" style:family="paragraph" style:parent-style-name="Text_20_body">
      <style:text-properties style:font-name="Noto Sans" fo:font-size="11pt" fo:language="en" fo:country="US" officeooo:rsid="0027a181" officeooo:paragraph-rsid="0001904a" style:font-size-asian="11pt" style:font-size-complex="11pt"/>
    </style:style>
    <style:style style:name="P50" style:family="paragraph" style:parent-style-name="Text_20_body">
      <style:text-properties style:font-name="Noto Sans" fo:font-size="11pt" fo:language="en" fo:country="US" officeooo:rsid="0023c62d" officeooo:paragraph-rsid="0001904a" style:font-size-asian="11pt" style:font-size-complex="11pt"/>
    </style:style>
    <style:style style:name="P51" style:family="paragraph" style:parent-style-name="Text_20_body">
      <style:text-properties style:font-name="Noto Sans" fo:font-size="11pt" fo:language="en" fo:country="US" officeooo:paragraph-rsid="0001904a" style:font-size-asian="11pt" style:font-size-complex="11pt"/>
    </style:style>
    <style:style style:name="P52" style:family="paragraph" style:parent-style-name="Text_20_body">
      <style:text-properties style:font-name="Noto Sans" fo:font-size="11pt" fo:language="en" fo:country="US" officeooo:rsid="002b17fa" officeooo:paragraph-rsid="0001904a" style:font-size-asian="11pt" style:font-size-complex="11pt"/>
    </style:style>
    <style:style style:name="P53" style:family="paragraph" style:parent-style-name="Text_20_body">
      <style:text-properties style:font-name="Noto Sans" fo:font-size="11pt" fo:language="en" fo:country="US" officeooo:paragraph-rsid="008040b0" style:font-size-asian="11pt" style:font-size-complex="11pt"/>
    </style:style>
    <style:style style:name="P54" style:family="paragraph" style:parent-style-name="Text_20_body">
      <style:text-properties style:font-name="Noto Sans" fo:font-size="11pt" fo:language="en" fo:country="US" officeooo:rsid="008040b0" officeooo:paragraph-rsid="0081e620" style:font-size-asian="11pt" style:font-size-complex="11pt"/>
    </style:style>
    <style:style style:name="P55" style:family="paragraph" style:parent-style-name="Text_20_body">
      <style:text-properties style:font-name="Noto Sans" fo:font-size="11pt" fo:language="en" fo:country="US" officeooo:rsid="008040b0" officeooo:paragraph-rsid="00dd5a82" style:font-size-asian="11pt" style:font-size-complex="11pt"/>
    </style:style>
    <style:style style:name="P56" style:family="paragraph" style:parent-style-name="Text_20_body">
      <style:text-properties style:font-name="Noto Sans" fo:font-size="11pt" fo:language="en" fo:country="US" officeooo:paragraph-rsid="0081e620" style:font-size-asian="11pt" style:font-size-complex="11pt"/>
    </style:style>
    <style:style style:name="P57" style:family="paragraph" style:parent-style-name="Text_20_body">
      <style:text-properties style:font-name="Noto Sans" fo:font-size="11pt" fo:language="en" fo:country="US" officeooo:rsid="0080a6d5" officeooo:paragraph-rsid="0081e620" style:font-size-asian="11pt" style:font-size-complex="11pt"/>
    </style:style>
    <style:style style:name="P58" style:family="paragraph" style:parent-style-name="Text_20_body">
      <style:text-properties style:font-name="Noto Sans" fo:font-size="11pt" fo:language="en" fo:country="US" officeooo:rsid="00d6b1f0" officeooo:paragraph-rsid="00d6b1f0" style:font-size-asian="11pt" style:font-size-complex="11pt"/>
    </style:style>
    <style:style style:name="P59" style:family="paragraph" style:parent-style-name="Text_20_body">
      <style:text-properties style:font-name="Noto Sans" fo:font-size="11pt" fo:language="en" fo:country="US" officeooo:rsid="00dcb544" officeooo:paragraph-rsid="00dcb544" style:font-size-asian="11pt" style:font-size-complex="11pt"/>
    </style:style>
    <style:style style:name="P60"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4" style:family="paragraph" style:parent-style-name="Text_20_body">
      <style:text-properties style:font-name="Noto Sans" fo:font-size="11pt" fo:language="en" fo:country="US" officeooo:rsid="00a33239" officeooo:paragraph-rsid="00a33239" style:font-size-asian="11pt" style:font-size-complex="11pt"/>
    </style:style>
    <style:style style:name="P65" style:family="paragraph" style:parent-style-name="Text_20_body">
      <style:text-properties style:font-name="Noto Sans" fo:font-size="11pt" fo:language="en" fo:country="US" officeooo:rsid="00ca77cc" officeooo:paragraph-rsid="00ca77cc" style:font-size-asian="11pt" style:font-size-complex="11pt"/>
    </style:style>
    <style:style style:name="P66" style:family="paragraph" style:parent-style-name="Text_20_body">
      <style:text-properties style:font-name="Noto Sans" fo:language="en" fo:country="US" officeooo:rsid="0027a181" officeooo:paragraph-rsid="0001904a"/>
    </style:style>
    <style:style style:name="P6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8" style:family="paragraph" style:parent-style-name="Text_20_body">
      <style:text-properties style:font-name="Noto Sans" fo:language="en" fo:country="US" officeooo:paragraph-rsid="0001904a"/>
    </style:style>
    <style:style style:name="P69" style:family="paragraph" style:parent-style-name="Text_20_body">
      <style:text-properties style:font-name="Noto Sans" fo:language="en" fo:country="US" officeooo:rsid="0106215e" officeooo:paragraph-rsid="0106215e"/>
    </style:style>
    <style:style style:name="P70" style:family="paragraph" style:parent-style-name="Text_20_body">
      <style:text-properties fo:font-size="11pt" fo:language="en" fo:country="US" officeooo:rsid="0023c62d" officeooo:paragraph-rsid="0001904a" style:font-size-asian="11pt" style:font-size-complex="11pt"/>
    </style:style>
    <style:style style:name="P71" style:family="paragraph" style:parent-style-name="Text_20_body">
      <style:text-properties fo:font-size="11pt" fo:language="en" fo:country="US" officeooo:rsid="0024ee0d" officeooo:paragraph-rsid="0001904a" style:font-size-asian="11pt" style:font-size-complex="11pt"/>
    </style:style>
    <style:style style:name="P72" style:family="paragraph" style:parent-style-name="Text_20_body">
      <style:text-properties fo:language="en" fo:country="US"/>
    </style:style>
    <style:style style:name="P73" style:family="paragraph" style:parent-style-name="Text_20_body">
      <style:text-properties officeooo:paragraph-rsid="00f721c3"/>
    </style:style>
    <style:style style:name="P74" style:family="paragraph" style:parent-style-name="Text_20_body">
      <style:text-properties officeooo:paragraph-rsid="00f860d9"/>
    </style:style>
    <style:style style:name="P75" style:family="paragraph" style:parent-style-name="Text_20_body">
      <style:text-properties officeooo:paragraph-rsid="00fcdab1"/>
    </style:style>
    <style:style style:name="P76" style:family="paragraph" style:parent-style-name="Text_20_body">
      <style:text-properties officeooo:paragraph-rsid="0101d09f"/>
    </style:style>
    <style:style style:name="P77" style:family="paragraph" style:parent-style-name="Text_20_body">
      <style:text-properties officeooo:paragraph-rsid="0101ee16"/>
    </style:style>
    <style:style style:name="P7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0" style:family="paragraph" style:parent-style-name="Standard">
      <style:paragraph-properties fo:margin-top="0cm" fo:margin-bottom="0.199cm" style:contextual-spacing="false"/>
      <style:text-properties officeooo:paragraph-rsid="0001904a"/>
    </style:style>
    <style:style style:name="P81"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2" style:family="paragraph" style:parent-style-name="Preformatted_20_Text">
      <style:text-properties fo:font-size="8pt" fo:language="en" fo:country="US" officeooo:paragraph-rsid="00a02e05" style:font-size-asian="8pt" style:font-size-complex="8pt"/>
    </style:style>
    <style:style style:name="P83" style:family="paragraph" style:parent-style-name="Preformatted_20_Text">
      <style:text-properties fo:language="en" fo:country="U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1"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2"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23d5e"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5" style:family="paragraph" style:parent-style-name="Title" style:master-page-name="MP0">
      <style:paragraph-properties style:page-number="auto" fo:break-before="page"/>
      <style:text-properties style:font-name="Noto Sans" fo:language="en" fo:country="US" officeooo:paragraph-rsid="00b72eb7"/>
    </style:style>
    <style:style style:name="P126"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27" style:family="paragraph" style:parent-style-name="Heading_20_1">
      <style:text-properties style:font-name="Noto Sans" fo:language="en" fo:country="US" officeooo:paragraph-rsid="0001904a"/>
    </style:style>
    <style:style style:name="P128"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style:font-name="Noto Sans" fo:language="en" fo:country="US" officeooo:paragraph-rsid="0001904a"/>
    </style:style>
    <style:style style:name="P131"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3"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4"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5" style:family="paragraph" style:parent-style-name="Heading_20_1">
      <style:paragraph-properties fo:break-before="page"/>
      <style:text-properties fo:language="en" fo:country="US"/>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style:font-name="Noto Sans" fo:language="en" fo:country="US" officeooo:paragraph-rsid="0001904a"/>
    </style:style>
    <style:style style:name="P138" style:family="paragraph" style:parent-style-name="Heading_20_2">
      <style:paragraph-properties fo:break-before="page"/>
      <style:text-properties fo:language="en" fo:country="US"/>
    </style:style>
    <style:style style:name="P139" style:family="paragraph" style:parent-style-name="Heading_20_3">
      <style:paragraph-properties fo:break-before="page"/>
    </style:style>
    <style:style style:name="P140" style:family="paragraph" style:parent-style-name="Standard" style:list-style-name="L1">
      <style:text-properties officeooo:paragraph-rsid="010ea436"/>
    </style:style>
    <style:style style:name="P141" style:family="paragraph" style:parent-style-name="Standard" style:list-style-name="L1">
      <style:text-properties officeooo:paragraph-rsid="011207e5"/>
    </style:style>
    <style:style style:name="P142" style:family="paragraph" style:parent-style-name="Standard" style:list-style-name="L1">
      <style:text-properties officeooo:paragraph-rsid="01105d4f"/>
    </style:style>
    <style:style style:name="P143" style:family="paragraph" style:parent-style-name="Standard" style:list-style-name="L1">
      <style:text-properties officeooo:paragraph-rsid="01112a9e"/>
    </style:style>
    <style:style style:name="P144" style:family="paragraph" style:parent-style-name="Standard" style:list-style-name="L2">
      <style:text-properties style:font-name="Noto Sans" fo:font-size="11pt" fo:language="en" fo:country="US" officeooo:paragraph-rsid="00957013" style:font-size-asian="11pt" style:font-size-complex="11pt"/>
    </style:style>
    <style:style style:name="P145" style:family="paragraph" style:parent-style-name="Standard" style:list-style-name="L2">
      <style:text-properties style:font-name="Noto Sans" fo:font-size="11pt" fo:language="en" fo:country="US" officeooo:paragraph-rsid="000848ea" style:font-size-asian="11pt" style:font-size-complex="11pt"/>
    </style:style>
    <style:style style:name="P146" style:family="paragraph" style:parent-style-name="Standard" style:list-style-name="L2">
      <style:text-properties style:font-name="Noto Sans" fo:font-size="11pt" fo:language="en" fo:country="US" officeooo:paragraph-rsid="01211bfa" style:font-size-asian="11pt" style:font-size-complex="11pt"/>
    </style:style>
    <style:style style:name="P147"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48"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49"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50" style:family="paragraph" style:parent-style-name="Standard" style:list-style-name="L3">
      <style:text-properties fo:language="en" fo:country="US" officeooo:paragraph-rsid="001ca7ad"/>
    </style:style>
    <style:style style:name="P151" style:family="paragraph" style:parent-style-name="Standard" style:list-style-name="L3">
      <style:paragraph-properties fo:text-align="justify" style:justify-single-word="false"/>
      <style:text-properties fo:language="en" fo:country="US" officeooo:paragraph-rsid="001ca7ad"/>
    </style:style>
    <style:style style:name="P152" style:family="paragraph" style:parent-style-name="Standard" style:list-style-name="L3">
      <style:paragraph-properties fo:text-align="justify" style:justify-single-word="false"/>
      <style:text-properties fo:language="en" fo:country="US" officeooo:rsid="001ce40e" officeooo:paragraph-rsid="001ce40e"/>
    </style:style>
    <style:style style:name="P153" style:family="paragraph" style:parent-style-name="Standard">
      <style:text-properties officeooo:paragraph-rsid="0001904a"/>
    </style:style>
    <style:style style:name="P154" style:family="paragraph" style:parent-style-name="Standard">
      <style:text-properties officeooo:paragraph-rsid="0127b1f0"/>
    </style:style>
    <style:style style:name="P155" style:family="paragraph" style:parent-style-name="Standard">
      <style:text-properties officeooo:paragraph-rsid="011207e5"/>
    </style:style>
    <style:style style:name="P156" style:family="paragraph">
      <loext:graphic-properties draw:fill-color="#ff6666"/>
      <style:paragraph-properties fo:text-align="center"/>
    </style:style>
    <style:style style:name="P157" style:family="paragraph">
      <loext:graphic-properties draw:fill="none"/>
    </style:style>
    <style:style style:name="P158" style:family="paragraph">
      <style:paragraph-properties fo:text-align="center"/>
    </style:style>
    <style:style style:name="P159" style:family="paragraph">
      <loext:graphic-properties draw:fill="none"/>
      <style:text-properties fo:font-size="12pt"/>
    </style:style>
    <style:style style:name="P160" style:family="paragraph">
      <loext:graphic-properties draw:fill="none" draw:fill-color="#ffffff"/>
      <style:paragraph-properties fo:text-align="center"/>
      <style:text-properties fo:font-size="12pt"/>
    </style:style>
    <style:style style:name="P161"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11bd0c" style:font-size-asian="11pt" style:font-size-complex="11pt"/>
    </style:style>
    <style:style style:name="T20" style:family="text">
      <style:text-properties style:font-name="Noto Sans" fo:font-size="11pt" fo:language="en" fo:country="US" officeooo:rsid="00052d93" style:font-size-asian="11pt" style:font-size-complex="11pt"/>
    </style:style>
    <style:style style:name="T21" style:family="text">
      <style:text-properties style:font-name="Noto Sans" fo:font-size="11pt" fo:language="en" fo:country="US" officeooo:rsid="00072748" style:font-size-asian="11pt" style:font-size-complex="11pt"/>
    </style:style>
    <style:style style:name="T22" style:family="text">
      <style:text-properties style:font-name="Noto Sans" fo:font-size="11pt" fo:language="en" fo:country="US" officeooo:rsid="0021e263" style:font-size-asian="11pt" style:font-size-complex="11pt"/>
    </style:style>
    <style:style style:name="T23" style:family="text">
      <style:text-properties style:font-name="Noto Sans" fo:font-size="11pt" fo:language="en" fo:country="US" officeooo:rsid="0018b788" style:font-size-asian="11pt" style:font-size-complex="11pt"/>
    </style:style>
    <style:style style:name="T24" style:family="text">
      <style:text-properties style:font-name="Noto Sans" fo:font-size="11pt" fo:language="en" fo:country="US" officeooo:rsid="000818f9"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officeooo:rsid="00920be6" style:font-size-asian="11pt" style:font-size-complex="11pt"/>
    </style:style>
    <style:style style:name="T51" style:family="text">
      <style:text-properties style:font-name="Noto Sans" fo:font-size="11pt" fo:language="en" fo:country="US" officeooo:rsid="00941f8b" style:font-size-asian="11pt" style:font-size-complex="11pt"/>
    </style:style>
    <style:style style:name="T52" style:family="text">
      <style:text-properties style:font-name="Noto Sans" fo:font-size="11pt" fo:language="en" fo:country="US" officeooo:rsid="0094949b" style:font-size-asian="11pt" style:font-size-complex="11pt"/>
    </style:style>
    <style:style style:name="T53" style:family="text">
      <style:text-properties style:font-name="Noto Sans" fo:font-size="11pt" fo:language="en" fo:country="US" officeooo:rsid="0094a563" style:font-size-asian="11pt" style:font-size-complex="11pt"/>
    </style:style>
    <style:style style:name="T54" style:family="text">
      <style:text-properties style:font-name="Noto Sans" fo:font-size="11pt" fo:language="en" fo:country="US" officeooo:rsid="0099ad9b" style:font-size-asian="11pt" style:font-size-complex="11pt"/>
    </style:style>
    <style:style style:name="T55" style:family="text">
      <style:text-properties style:font-name="Noto Sans" fo:font-size="11pt" fo:language="en" fo:country="US" officeooo:rsid="00a592d2" style:font-size-asian="11pt" style:font-size-complex="11pt"/>
    </style:style>
    <style:style style:name="T56" style:family="text">
      <style:text-properties style:font-name="Noto Sans" fo:font-size="11pt" fo:language="en" fo:country="US" officeooo:rsid="00a9e986" style:font-size-asian="11pt" style:font-size-complex="11pt"/>
    </style:style>
    <style:style style:name="T57" style:family="text">
      <style:text-properties style:font-name="Noto Sans" fo:font-size="11pt" fo:language="en" fo:country="US" officeooo:rsid="00ab07ad" style:font-size-asian="11pt" style:font-size-complex="11pt"/>
    </style:style>
    <style:style style:name="T58" style:family="text">
      <style:text-properties style:font-name="Noto Sans" fo:font-size="11pt" fo:language="en" fo:country="US" officeooo:rsid="00ba3ad8" style:font-size-asian="11pt" style:font-size-complex="11pt"/>
    </style:style>
    <style:style style:name="T59" style:family="text">
      <style:text-properties style:font-name="Noto Sans" fo:font-size="11pt" fo:language="en" fo:country="US" officeooo:rsid="0019a538" style:font-size-asian="11pt" style:font-size-complex="11pt"/>
    </style:style>
    <style:style style:name="T60" style:family="text">
      <style:text-properties style:font-name="Noto Sans" fo:font-size="11pt" fo:language="en" fo:country="US" officeooo:rsid="0033923d" style:font-size-asian="11pt" style:font-size-complex="11pt"/>
    </style:style>
    <style:style style:name="T61" style:family="text">
      <style:text-properties style:font-name="Noto Sans" fo:font-size="11pt" fo:language="en" fo:country="US" officeooo:rsid="0034b46b" style:font-size-asian="11pt" style:font-size-complex="11pt"/>
    </style:style>
    <style:style style:name="T62" style:family="text">
      <style:text-properties style:font-name="Noto Sans" fo:font-size="11pt" fo:language="en" fo:country="US" officeooo:rsid="00bf5b9e" style:font-size-asian="11pt" style:font-size-complex="11pt"/>
    </style:style>
    <style:style style:name="T63" style:family="text">
      <style:text-properties style:font-name="Noto Sans" fo:font-size="11pt" fo:language="en" fo:country="US" officeooo:rsid="00c08598" style:font-size-asian="11pt" style:font-size-complex="11pt"/>
    </style:style>
    <style:style style:name="T64" style:family="text">
      <style:text-properties style:font-name="Noto Sans" fo:font-size="11pt" fo:language="en" fo:country="US" officeooo:rsid="00c257b9" style:font-size-asian="11pt" style:font-size-complex="11pt"/>
    </style:style>
    <style:style style:name="T65" style:family="text">
      <style:text-properties style:font-name="Noto Sans" fo:font-size="11pt" fo:language="en" fo:country="US" officeooo:rsid="00c259a8" style:font-size-asian="11pt" style:font-size-complex="11pt"/>
    </style:style>
    <style:style style:name="T66" style:family="text">
      <style:text-properties style:font-name="Noto Sans" fo:font-size="11pt" fo:language="en" fo:country="US" officeooo:rsid="00c2e6b4" style:font-size-asian="11pt" style:font-size-complex="11pt"/>
    </style:style>
    <style:style style:name="T67" style:family="text">
      <style:text-properties style:font-name="Noto Sans" fo:font-size="11pt" fo:language="en" fo:country="US" officeooo:rsid="00d2ee82" style:font-size-asian="11pt" style:font-size-complex="11pt"/>
    </style:style>
    <style:style style:name="T68" style:family="text">
      <style:text-properties style:font-name="Noto Sans" fo:font-size="11pt" fo:language="en" fo:country="US" officeooo:rsid="00e747ec" style:font-size-asian="11pt" style:font-size-complex="11pt"/>
    </style:style>
    <style:style style:name="T69" style:family="text">
      <style:text-properties style:font-name="Noto Sans" fo:font-size="11pt" fo:language="en" fo:country="US" officeooo:rsid="00ee11bf" style:font-size-asian="11pt" style:font-size-complex="11pt"/>
    </style:style>
    <style:style style:name="T70" style:family="text">
      <style:text-properties style:font-name="Noto Sans" fo:font-size="11pt" fo:language="en" fo:country="US" officeooo:rsid="00f2d811" style:font-size-asian="11pt" style:font-size-complex="11pt"/>
    </style:style>
    <style:style style:name="T71" style:family="text">
      <style:text-properties style:font-name="Noto Sans" fo:font-size="11pt" fo:language="en" fo:country="US" officeooo:rsid="010a08dd" style:font-size-asian="11pt" style:font-size-complex="11pt"/>
    </style:style>
    <style:style style:name="T72" style:family="text">
      <style:text-properties style:font-name="Noto Sans" fo:font-size="11pt" fo:language="en" fo:country="US" officeooo:rsid="010d4901" style:font-size-asian="11pt" style:font-size-complex="11pt"/>
    </style:style>
    <style:style style:name="T73" style:family="text">
      <style:text-properties style:font-name="Noto Sans" fo:font-size="11pt" fo:language="en" fo:country="US" officeooo:rsid="01105d4f" style:font-size-asian="11pt" style:font-size-complex="11pt"/>
    </style:style>
    <style:style style:name="T74" style:family="text">
      <style:text-properties style:font-name="Noto Sans" fo:font-size="11pt" fo:language="en" fo:country="US" officeooo:rsid="01112a9e" style:font-size-asian="11pt" style:font-size-complex="11pt"/>
    </style:style>
    <style:style style:name="T75" style:family="text">
      <style:text-properties style:font-name="Noto Sans" fo:font-size="11pt" fo:language="en" fo:country="US" officeooo:rsid="011207e5" style:font-size-asian="11pt" style:font-size-complex="11pt"/>
    </style:style>
    <style:style style:name="T76" style:family="text">
      <style:text-properties style:font-name="Noto Sans" fo:font-size="11pt" fo:language="en" fo:country="US" officeooo:rsid="01121a69" style:font-size-asian="11pt" style:font-size-complex="11pt"/>
    </style:style>
    <style:style style:name="T77" style:family="text">
      <style:text-properties style:font-name="Noto Sans" fo:font-size="11pt" fo:language="en" fo:country="US" officeooo:rsid="01154a7e" style:font-size-asian="11pt" style:font-size-complex="11pt"/>
    </style:style>
    <style:style style:name="T78" style:family="text">
      <style:text-properties style:font-name="Noto Sans" fo:font-size="11pt" fo:language="en" fo:country="US" officeooo:rsid="0116f952" style:font-size-asian="11pt" style:font-size-complex="11pt"/>
    </style:style>
    <style:style style:name="T79" style:family="text">
      <style:text-properties style:font-name="Noto Sans" fo:font-size="11pt" fo:language="en" fo:country="US" officeooo:rsid="0127b1f0" style:font-size-asian="11pt" style:font-size-complex="11pt"/>
    </style:style>
    <style:style style:name="T80" style:family="text">
      <style:text-properties style:font-name="Noto Sans" fo:font-size="11pt" fo:language="en" fo:country="US" officeooo:rsid="0129096d" style:font-size-asian="11pt" style:font-size-complex="11pt"/>
    </style:style>
    <style:style style:name="T81" style:family="text">
      <style:text-properties style:font-name="Noto Sans" fo:font-size="11pt" fo:language="en" fo:country="US" fo:font-style="italic" style:font-size-asian="11pt" style:font-style-asian="italic" style:font-size-complex="11pt" style:font-style-complex="italic"/>
    </style:style>
    <style:style style:name="T82"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3" style:family="text">
      <style:text-properties style:font-name="Noto Sans" fo:font-size="11pt" fo:language="en" fo:country="US" style:text-underline-style="solid" style:text-underline-width="auto" style:text-underline-color="font-color"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5"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6"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7"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9"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90"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91" style:family="text">
      <style:text-properties style:font-name="Noto Sans" fo:font-size="11pt" fo:language="en" fo:country="US" fo:background-color="#99ff66" loext:char-shading-value="0" style:font-size-asian="11pt" style:font-size-complex="11pt"/>
    </style:style>
    <style:style style:name="T92" style:family="text">
      <style:text-properties style:font-name="Noto Sans" fo:font-size="11pt" fo:language="en" fo:country="US" fo:background-color="#ff3333" loext:char-shading-value="0" style:font-size-asian="11pt" style:font-size-complex="11pt"/>
    </style:style>
    <style:style style:name="T93" style:family="text">
      <style:text-properties style:font-name="Noto Sans" fo:font-size="11pt" fo:language="en" fo:country="US" fo:font-weight="bold" style:font-size-asian="11pt" style:font-weight-asian="bold" style:font-size-complex="11pt" style:font-weight-complex="bold"/>
    </style:style>
    <style:style style:name="T94" style:family="text">
      <style:text-properties style:font-name="Noto Sans" fo:font-size="11pt" fo:language="en" fo:country="US" fo:font-weight="bold" officeooo:rsid="010d4901" style:font-size-asian="11pt" style:font-weight-asian="bold" style:font-size-complex="11pt" style:font-weight-complex="bold"/>
    </style:style>
    <style:style style:name="T95" style:family="text">
      <style:text-properties style:font-name="Noto Sans" fo:font-size="11pt" fo:language="en" fo:country="US" fo:font-weight="bold" officeooo:rsid="011207e5" style:font-size-asian="11pt" style:font-weight-asian="bold" style:font-size-complex="11pt" style:font-weight-complex="bold"/>
    </style:style>
    <style:style style:name="T96" style:family="text">
      <style:text-properties style:font-name="Noto Sans" fo:font-size="11pt" fo:language="en" fo:country="US" fo:font-weight="bold" officeooo:rsid="010a08dd" style:font-size-asian="11pt" style:font-weight-asian="bold" style:font-size-complex="11pt" style:font-weight-complex="bold"/>
    </style:style>
    <style:style style:name="T9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100" style:family="text">
      <style:text-properties style:font-name="Noto Sans" fo:font-size="11pt" fo:language="en" fo:country="US" fo:font-weight="normal" style:font-size-asian="11pt" style:font-weight-asian="normal" style:font-size-complex="11pt" style:font-weight-complex="normal"/>
    </style:style>
    <style:style style:name="T101" style:family="text">
      <style:text-properties style:font-name="Noto Sans" fo:font-size="11pt" fo:language="en" fo:country="US" style:text-underline-style="none" style:font-size-asian="11pt" style:font-size-complex="11pt"/>
    </style:style>
    <style:style style:name="T102" style:family="text">
      <style:text-properties style:font-name="Noto Sans" fo:font-size="11pt" fo:language="en" fo:country="US" style:text-underline-style="none" officeooo:rsid="0050997c" style:font-size-asian="11pt" style:font-size-complex="11pt"/>
    </style:style>
    <style:style style:name="T103" style:family="text">
      <style:text-properties style:font-name="Noto Sans" fo:font-size="11pt" fo:language="en" fo:country="US" style:text-underline-style="none" officeooo:rsid="00c259a8" style:font-size-asian="11pt" style:font-size-complex="11pt"/>
    </style:style>
    <style:style style:name="T104" style:family="text">
      <style:text-properties style:font-name="Noto Sans" fo:font-size="11pt" fo:font-style="italic" officeooo:rsid="0022a681" style:font-size-asian="11pt" style:font-style-asian="italic" style:font-size-complex="11pt" style:font-style-complex="italic"/>
    </style:style>
    <style:style style:name="T105" style:family="text">
      <style:text-properties style:font-name="Noto Sans" fo:font-size="11pt" fo:font-weight="normal" officeooo:rsid="00218b1d" style:font-size-asian="11pt" style:font-weight-asian="normal" style:font-size-complex="11pt" style:font-weight-complex="normal"/>
    </style:style>
    <style:style style:name="T106" style:family="text">
      <style:text-properties style:font-name="Noto Sans" officeooo:rsid="002e6b8c"/>
    </style:style>
    <style:style style:name="T107" style:family="text">
      <style:text-properties style:font-name="Noto Sans" officeooo:rsid="0024ee0d"/>
    </style:style>
    <style:style style:name="T108" style:family="text">
      <style:text-properties style:font-name="Noto Sans" officeooo:rsid="00267f53"/>
    </style:style>
    <style:style style:name="T109" style:family="text">
      <style:text-properties style:font-name="Noto Sans" officeooo:rsid="00169d99"/>
    </style:style>
    <style:style style:name="T110" style:family="text">
      <style:text-properties style:font-name="Noto Sans" fo:language="en" fo:country="US"/>
    </style:style>
    <style:style style:name="T111" style:family="text">
      <style:text-properties style:font-name="Noto Sans" officeooo:rsid="004d5d26"/>
    </style:style>
    <style:style style:name="T112" style:family="text">
      <style:text-properties style:font-name="Noto Sans" officeooo:rsid="00957013"/>
    </style:style>
    <style:style style:name="T113" style:family="text">
      <style:text-properties style:font-name="Noto Sans" officeooo:rsid="009658bb"/>
    </style:style>
    <style:style style:name="T114" style:family="text">
      <style:text-properties style:font-name="Noto Sans" officeooo:rsid="0097b5f4"/>
    </style:style>
    <style:style style:name="T115" style:family="text">
      <style:text-properties style:font-name="Noto Sans" officeooo:rsid="009bac90"/>
    </style:style>
    <style:style style:name="T116" style:family="text">
      <style:text-properties style:font-name="Noto Sans" officeooo:rsid="00a33239"/>
    </style:style>
    <style:style style:name="T117" style:family="text">
      <style:text-properties style:font-name="Noto Sans" fo:font-size="9pt" fo:language="en" fo:country="US" officeooo:rsid="0116f952" style:font-size-asian="9pt" style:font-size-complex="9pt"/>
    </style:style>
    <style:style style:name="T118" style:family="text">
      <style:text-properties style:font-name="Noto Sans" fo:font-weight="bold" officeooo:rsid="0097b5f4" style:font-weight-asian="bold" style:font-weight-complex="bold"/>
    </style:style>
    <style:style style:name="T119" style:family="text">
      <style:text-properties officeooo:rsid="0011bd0c"/>
    </style:style>
    <style:style style:name="T120" style:family="text">
      <style:text-properties style:text-position="super 67%" style:font-name="Noto Sans" fo:font-size="11pt" fo:language="en" fo:country="US" style:font-size-asian="11pt" style:font-size-complex="11pt"/>
    </style:style>
    <style:style style:name="T121" style:family="text">
      <style:text-properties officeooo:rsid="00326601"/>
    </style:style>
    <style:style style:name="T122" style:family="text">
      <style:text-properties officeooo:rsid="001514f1"/>
    </style:style>
    <style:style style:name="T123" style:family="text">
      <style:text-properties officeooo:rsid="00138dbc"/>
    </style:style>
    <style:style style:name="T124" style:family="text">
      <style:text-properties officeooo:rsid="001514f1" fo:background-color="#ff3333" loext:char-shading-value="0"/>
    </style:style>
    <style:style style:name="T125" style:family="text">
      <style:text-properties officeooo:rsid="0070ad24" fo:background-color="#ff3333" loext:char-shading-value="0"/>
    </style:style>
    <style:style style:name="T126" style:family="text">
      <style:text-properties officeooo:rsid="001514f1" fo:background-color="#99ff66" loext:char-shading-value="0"/>
    </style:style>
    <style:style style:name="T127" style:family="text">
      <style:text-properties officeooo:rsid="0070ad24" fo:background-color="#99ff66" loext:char-shading-value="0"/>
    </style:style>
    <style:style style:name="T128" style:family="text">
      <style:text-properties fo:color="#24292e" loext:opacity="100%" style:font-name="Noto Sans" fo:font-size="11pt" fo:language="en" fo:country="US" style:font-size-asian="11pt" style:font-size-complex="11pt"/>
    </style:style>
    <style:style style:name="T129" style:family="text">
      <style:text-properties fo:color="#24292e" loext:opacity="100%" style:font-name="Noto Sans" fo:font-size="11pt" fo:language="en" fo:country="US" officeooo:rsid="010a08dd" style:font-size-asian="11pt" style:font-size-complex="11pt"/>
    </style:style>
    <style:style style:name="T130" style:family="text">
      <style:text-properties fo:color="#24292e" loext:opacity="100%" style:font-name="Noto Sans" fo:font-size="11pt" fo:language="en" fo:country="US" officeooo:rsid="000818f9" style:font-size-asian="11pt" style:font-size-complex="11pt"/>
    </style:style>
    <style:style style:name="T131" style:family="text">
      <style:text-properties fo:color="#24292e" loext:opacity="100%" style:font-name="Noto Sans" fo:font-size="11pt" fo:language="en" fo:country="US" officeooo:rsid="010ea436" style:font-size-asian="11pt" style:font-size-complex="11pt"/>
    </style:style>
    <style:style style:name="T132" style:family="text">
      <style:text-properties fo:color="#24292e" loext:opacity="100%" style:font-name="Noto Sans" fo:font-size="11pt" fo:language="en" fo:country="US" officeooo:rsid="01105d4f" style:font-size-asian="11pt" style:font-size-complex="11pt"/>
    </style:style>
    <style:style style:name="T133" style:family="text">
      <style:text-properties fo:color="#24292e" loext:opacity="100%" style:font-name="Noto Sans" fo:font-size="11pt" fo:language="en" fo:country="US" fo:background-color="#ff3333" loext:char-shading-value="0" style:font-size-asian="11pt" style:font-size-complex="11pt"/>
    </style:style>
    <style:style style:name="T134" style:family="text">
      <style:text-properties officeooo:rsid="0021e263"/>
    </style:style>
    <style:style style:name="T135" style:family="text">
      <style:text-properties fo:color="#000000" loext:opacity="100%"/>
    </style:style>
    <style:style style:name="T136" style:family="text">
      <style:text-properties fo:color="#000000" loext:opacity="100%" style:font-name="Noto Sans" fo:font-size="11pt" fo:language="en" fo:country="US" style:font-size-asian="11pt" style:font-size-complex="11pt"/>
    </style:style>
    <style:style style:name="T137" style:family="text">
      <style:text-properties fo:color="#000000" loext:opacity="100%" style:font-name="Noto Sans" fo:font-size="11pt" fo:language="en" fo:country="US" officeooo:rsid="00716b43" style:font-size-asian="11pt" style:font-size-complex="11pt"/>
    </style:style>
    <style:style style:name="T138" style:family="text">
      <style:text-properties fo:color="#000000" loext:opacity="100%" style:font-name="Noto Sans" fo:font-size="11pt" fo:language="en" fo:country="US" officeooo:rsid="0033923d" style:font-size-asian="11pt" style:font-size-complex="11pt"/>
    </style:style>
    <style:style style:name="T139" style:family="text">
      <style:text-properties fo:color="#000000" loext:opacity="100%" style:font-name="Noto Sans" fo:font-size="20pt" fo:font-weight="bold" style:font-size-asian="20pt" style:font-weight-asian="bold" style:font-size-complex="20pt" style:font-weight-complex="bold"/>
    </style:style>
    <style:style style:name="T140"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41" style:family="text">
      <style:text-properties fo:color="#000000" loext:opacity="100%" officeooo:rsid="00750a44"/>
    </style:style>
    <style:style style:name="T142" style:family="text">
      <style:text-properties fo:color="#000000" loext:opacity="100%" officeooo:rsid="00767425"/>
    </style:style>
    <style:style style:name="T143" style:family="text">
      <style:text-properties style:font-name="Noto Sans1" fo:font-size="11pt" fo:language="en" fo:country="US" officeooo:rsid="0033923d" style:font-size-asian="11pt" style:font-size-complex="11pt"/>
    </style:style>
    <style:style style:name="T144" style:family="text">
      <style:text-properties officeooo:rsid="0034b46b"/>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6"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7"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8" style:family="text">
      <style:text-properties fo:font-variant="normal" fo:text-transform="none" fo:color="#000000" loext:opacity="100%" fo:letter-spacing="normal" fo:font-style="normal" officeooo:rsid="005d609c"/>
    </style:style>
    <style:style style:name="T149" style:family="text">
      <style:text-properties fo:font-variant="normal" fo:text-transform="none" fo:color="#000000" loext:opacity="100%" fo:letter-spacing="normal" fo:font-style="normal" officeooo:rsid="005fee38"/>
    </style:style>
    <style:style style:name="T150" style:family="text">
      <style:text-properties fo:font-variant="normal" fo:text-transform="none" fo:color="#000000" loext:opacity="100%" fo:letter-spacing="normal" fo:font-style="italic" style:font-style-asian="italic" style:font-style-complex="italic"/>
    </style:style>
    <style:style style:name="T151"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2"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3"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7"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8"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9"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0" style:family="text">
      <style:text-properties officeooo:rsid="0027a181"/>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officeooo:rsid="0027a181"/>
    </style:style>
    <style:style style:name="T163" style:family="text">
      <style:text-properties style:text-underline-style="solid" style:text-underline-width="auto" style:text-underline-color="font-color" officeooo:rsid="00292dca"/>
    </style:style>
    <style:style style:name="T164" style:family="text">
      <style:text-properties style:text-underline-style="solid" style:text-underline-width="auto" style:text-underline-color="font-color" officeooo:rsid="00750a44"/>
    </style:style>
    <style:style style:name="T165" style:family="text">
      <style:text-properties style:text-underline-style="solid" style:text-underline-width="auto" style:text-underline-color="font-color" officeooo:rsid="008040b0"/>
    </style:style>
    <style:style style:name="T166" style:family="text">
      <style:text-properties style:text-underline-style="solid" style:text-underline-width="auto" style:text-underline-color="font-color" officeooo:rsid="0084cb2d"/>
    </style:style>
    <style:style style:name="T167" style:family="text">
      <style:text-properties style:text-underline-style="solid" style:text-underline-width="auto" style:text-underline-color="font-color" officeooo:rsid="0085d5fd"/>
    </style:style>
    <style:style style:name="T168" style:family="text">
      <style:text-properties style:text-underline-style="solid" style:text-underline-width="auto" style:text-underline-color="font-color" fo:font-weight="normal" officeooo:rsid="0024cbdb" style:font-weight-asian="normal" style:font-weight-complex="normal"/>
    </style:style>
    <style:style style:name="T169" style:family="text">
      <style:text-properties style:text-underline-style="solid" style:text-underline-width="auto" style:text-underline-color="font-color" officeooo:rsid="00871777"/>
    </style:style>
    <style:style style:name="T170" style:family="text">
      <style:text-properties style:text-underline-style="solid" style:text-underline-width="auto" style:text-underline-color="font-color" fo:font-weight="bold" style:font-weight-asian="bold" style:font-weight-complex="bold"/>
    </style:style>
    <style:style style:name="T171" style:family="text">
      <style:text-properties style:text-underline-style="solid" style:text-underline-width="auto" style:text-underline-color="font-color" officeooo:rsid="00bb89cb"/>
    </style:style>
    <style:style style:name="T172" style:family="text">
      <style:text-properties style:text-underline-style="solid" style:text-underline-width="auto" style:text-underline-color="font-color" officeooo:rsid="00cc6ee2"/>
    </style:style>
    <style:style style:name="T173" style:family="text">
      <style:text-properties style:text-underline-style="solid" style:text-underline-width="auto" style:text-underline-color="font-color" officeooo:rsid="0024cbdb"/>
    </style:style>
    <style:style style:name="T174" style:family="text">
      <style:text-properties officeooo:rsid="002e6b8c"/>
    </style:style>
    <style:style style:name="T175" style:family="text">
      <style:text-properties officeooo:rsid="00292dca"/>
    </style:style>
    <style:style style:name="T176" style:family="text">
      <style:text-properties officeooo:rsid="00033387"/>
    </style:style>
    <style:style style:name="T177" style:family="text">
      <style:text-properties officeooo:rsid="00052d93"/>
    </style:style>
    <style:style style:name="T178" style:family="text">
      <style:text-properties officeooo:rsid="00072748"/>
    </style:style>
    <style:style style:name="T179" style:family="text">
      <style:text-properties officeooo:rsid="000848ea"/>
    </style:style>
    <style:style style:name="T180" style:family="text">
      <style:text-properties officeooo:rsid="000a19e3"/>
    </style:style>
    <style:style style:name="T181" style:family="text">
      <style:text-properties officeooo:rsid="000b59da"/>
    </style:style>
    <style:style style:name="T182" style:family="text">
      <style:text-properties fo:font-weight="normal" style:font-weight-asian="normal" style:font-weight-complex="normal"/>
    </style:style>
    <style:style style:name="T183" style:family="text">
      <style:text-properties fo:font-weight="normal" officeooo:rsid="0024cbdb" style:font-weight-asian="normal" style:font-weight-complex="normal"/>
    </style:style>
    <style:style style:name="T184" style:family="text">
      <style:text-properties officeooo:rsid="0014c9ad"/>
    </style:style>
    <style:style style:name="T185" style:family="text">
      <style:text-properties officeooo:rsid="001b97ec"/>
    </style:style>
    <style:style style:name="T186" style:family="text">
      <style:text-properties officeooo:rsid="001ca7ad"/>
    </style:style>
    <style:style style:name="T187" style:family="text">
      <style:text-properties officeooo:rsid="001ce40e"/>
    </style:style>
    <style:style style:name="T188" style:family="text">
      <style:text-properties officeooo:rsid="001e5479"/>
    </style:style>
    <style:style style:name="T189" style:family="text">
      <style:text-properties fo:font-weight="bold" style:font-weight-asian="bold"/>
    </style:style>
    <style:style style:name="T190" style:family="text">
      <style:text-properties fo:font-weight="bold" style:font-weight-asian="bold" style:font-weight-complex="bold"/>
    </style:style>
    <style:style style:name="T191" style:family="text">
      <style:text-properties fo:font-weight="bold" officeooo:rsid="00183aa9" style:font-weight-asian="bold" style:font-weight-complex="bold"/>
    </style:style>
    <style:style style:name="T192" style:family="text">
      <style:text-properties fo:font-weight="bold" officeooo:rsid="007efb72" style:font-weight-asian="bold" style:font-weight-complex="bold"/>
    </style:style>
    <style:style style:name="T193" style:family="text">
      <style:text-properties fo:font-weight="bold" officeooo:rsid="00b9dc9c" style:font-weight-asian="bold" style:font-weight-complex="bold"/>
    </style:style>
    <style:style style:name="T194" style:family="text">
      <style:text-properties fo:font-weight="bold" officeooo:rsid="00957013" style:font-weight-asian="bold" style:font-weight-complex="bold"/>
    </style:style>
    <style:style style:name="T195" style:family="text">
      <style:text-properties fo:font-weight="bold" officeooo:rsid="0120d7de" style:font-weight-asian="bold" style:font-weight-complex="bold"/>
    </style:style>
    <style:style style:name="T196" style:family="text">
      <style:text-properties fo:font-weight="bold" officeooo:rsid="00750a44" style:font-weight-asian="bold" style:font-weight-complex="bold"/>
    </style:style>
    <style:style style:name="T197" style:family="text">
      <style:text-properties fo:font-weight="bold" officeooo:rsid="00748aa9" style:font-weight-asian="bold" style:font-weight-complex="bold"/>
    </style:style>
    <style:style style:name="T198" style:family="text">
      <style:text-properties fo:font-weight="bold" officeooo:rsid="007ca22f" style:font-weight-asian="bold" style:font-weight-complex="bold"/>
    </style:style>
    <style:style style:name="T199" style:family="text">
      <style:text-properties fo:font-weight="bold" officeooo:rsid="001068ed" style:font-weight-asian="bold"/>
    </style:style>
    <style:style style:name="T200" style:family="text">
      <style:text-properties officeooo:rsid="0024cbdb"/>
    </style:style>
    <style:style style:name="T201" style:family="text">
      <style:text-properties officeooo:rsid="0028c514"/>
    </style:style>
    <style:style style:name="T202" style:family="text">
      <style:text-properties officeooo:rsid="002dc21a"/>
    </style:style>
    <style:style style:name="T203" style:family="text">
      <style:text-properties officeooo:rsid="0033c56d"/>
    </style:style>
    <style:style style:name="T204" style:family="text">
      <style:text-properties style:font-name="Source Code Pro"/>
    </style:style>
    <style:style style:name="T205" style:family="text">
      <style:text-properties style:font-name="Source Code Pro" fo:font-size="11pt" fo:language="en" fo:country="US" style:font-size-asian="11pt" style:font-name-complex="Times New Roman1" style:font-size-complex="11pt"/>
    </style:style>
    <style:style style:name="T206" style:family="text">
      <style:text-properties style:font-name="Source Code Pro" fo:font-size="11pt" fo:language="en" fo:country="US" officeooo:rsid="003a1d86" style:font-size-asian="11pt" style:font-name-complex="Times New Roman1" style:font-size-complex="11pt"/>
    </style:style>
    <style:style style:name="T207" style:family="text">
      <style:text-properties style:font-name="Source Code Pro" fo:font-size="11pt" fo:language="en" fo:country="US" style:font-size-asian="11pt" style:font-size-complex="11pt"/>
    </style:style>
    <style:style style:name="T208" style:family="text">
      <style:text-properties style:font-name="Source Code Pro" fo:font-size="11pt" fo:language="en" fo:country="US" officeooo:rsid="00459395" style:font-size-asian="11pt" style:font-size-complex="11pt"/>
    </style:style>
    <style:style style:name="T209" style:family="text">
      <style:text-properties style:font-name="Source Code Pro" fo:font-size="11pt" fo:language="en" fo:country="US" officeooo:rsid="002dc21a" style:font-size-asian="11pt" style:font-size-complex="11pt"/>
    </style:style>
    <style:style style:name="T210" style:family="text">
      <style:text-properties style:font-name="Source Code Pro" fo:font-size="11pt" fo:language="en" fo:country="US" officeooo:rsid="0044a1a4" style:font-size-asian="11pt" style:font-size-complex="11pt"/>
    </style:style>
    <style:style style:name="T211" style:family="text">
      <style:text-properties style:font-name="Source Code Pro" fo:font-size="11pt" fo:language="en" fo:country="US" officeooo:rsid="00a592d2" style:font-size-asian="11pt" style:font-size-complex="11pt"/>
    </style:style>
    <style:style style:name="T212" style:family="text">
      <style:text-properties style:font-name="Source Code Pro" fo:font-size="11pt" fo:language="en" fo:country="US" fo:font-weight="bold" officeooo:rsid="00459395" style:font-size-asian="11pt" style:font-weight-asian="bold" style:font-size-complex="11pt" style:font-weight-complex="bold"/>
    </style:style>
    <style:style style:name="T213" style:family="text">
      <style:text-properties style:font-name="Source Code Pro" fo:font-size="11pt" fo:language="en" fo:country="US" fo:font-weight="bold" officeooo:rsid="004c3635" style:font-size-asian="11pt" style:font-weight-asian="bold" style:font-size-complex="11pt" style:font-weight-complex="bold"/>
    </style:style>
    <style:style style:name="T214" style:family="text">
      <style:text-properties style:font-name="Source Code Pro" fo:font-size="11pt" style:font-size-asian="11pt" style:font-size-complex="11pt"/>
    </style:style>
    <style:style style:name="T215" style:family="text">
      <style:text-properties style:font-name="Source Code Pro" fo:font-size="11pt" officeooo:rsid="00f721c3" style:font-size-asian="11pt" style:font-size-complex="11pt"/>
    </style:style>
    <style:style style:name="T216" style:family="text">
      <style:text-properties officeooo:rsid="0036a043"/>
    </style:style>
    <style:style style:name="T217" style:family="text">
      <style:text-properties style:text-position="sub 58%"/>
    </style:style>
    <style:style style:name="T218" style:family="text">
      <style:text-properties style:text-position="sub 58%" fo:font-weight="normal" style:font-weight-asian="normal" style:font-weight-complex="normal"/>
    </style:style>
    <style:style style:name="T219" style:family="text">
      <style:text-properties style:text-position="sub 58%" officeooo:rsid="000a19e3"/>
    </style:style>
    <style:style style:name="T220" style:family="text">
      <style:text-properties officeooo:rsid="0043d10e"/>
    </style:style>
    <style:style style:name="T221" style:family="text">
      <style:text-properties officeooo:rsid="0044a1a4"/>
    </style:style>
    <style:style style:name="T222" style:family="text">
      <style:text-properties fo:font-style="italic" style:font-style-asian="italic" style:font-style-complex="italic"/>
    </style:style>
    <style:style style:name="T223" style:family="text">
      <style:text-properties fo:font-style="italic" officeooo:rsid="007efb72" style:font-style-asian="italic" style:font-style-complex="italic"/>
    </style:style>
    <style:style style:name="T224" style:family="text">
      <style:text-properties fo:font-style="italic" officeooo:rsid="008ca382" style:font-style-asian="italic" style:font-style-complex="italic"/>
    </style:style>
    <style:style style:name="T225" style:family="text">
      <style:text-properties fo:font-style="italic" officeooo:rsid="00abe27a" style:font-style-asian="italic" style:font-style-complex="italic"/>
    </style:style>
    <style:style style:name="T226" style:family="text">
      <style:text-properties fo:font-style="italic" officeooo:rsid="0120d7de" style:font-style-asian="italic" style:font-style-complex="italic"/>
    </style:style>
    <style:style style:name="T227" style:family="text">
      <style:text-properties fo:font-style="italic" officeooo:rsid="01211bfa" style:font-style-asian="italic" style:font-style-complex="italic"/>
    </style:style>
    <style:style style:name="T228" style:family="text">
      <style:text-properties fo:color="#c0c0c0" loext:opacity="100%"/>
    </style:style>
    <style:style style:name="T229" style:family="text">
      <style:text-properties fo:color="#000080" loext:opacity="100%"/>
    </style:style>
    <style:style style:name="T230" style:family="text">
      <style:text-properties fo:color="#000080" loext:opacity="100%" officeooo:rsid="005a2626"/>
    </style:style>
    <style:style style:name="T231" style:family="text">
      <style:text-properties fo:color="#000080" loext:opacity="100%" officeooo:rsid="005d1231"/>
    </style:style>
    <style:style style:name="T232" style:family="text">
      <style:text-properties fo:color="#000080" loext:opacity="100%" officeooo:rsid="00671843"/>
    </style:style>
    <style:style style:name="T233" style:family="text">
      <style:text-properties officeooo:rsid="005b4a92"/>
    </style:style>
    <style:style style:name="T234" style:family="text">
      <style:text-properties officeooo:rsid="005d1231"/>
    </style:style>
    <style:style style:name="T235" style:family="text">
      <style:text-properties officeooo:rsid="00664efb"/>
    </style:style>
    <style:style style:name="T236" style:family="text">
      <style:text-properties officeooo:rsid="00671843"/>
    </style:style>
    <style:style style:name="T237" style:family="text">
      <style:text-properties officeooo:rsid="006ac26b"/>
    </style:style>
    <style:style style:name="T238" style:family="text">
      <style:text-properties officeooo:rsid="006c0ba2"/>
    </style:style>
    <style:style style:name="T239" style:family="text">
      <style:text-properties fo:font-size="11pt" officeooo:rsid="001553d3" style:font-size-asian="11pt" style:font-size-complex="11pt"/>
    </style:style>
    <style:style style:name="T240" style:family="text">
      <style:text-properties fo:font-size="11pt" officeooo:rsid="00326601" style:font-size-asian="11pt" style:font-size-complex="11pt"/>
    </style:style>
    <style:style style:name="T241" style:family="text">
      <style:text-properties fo:font-size="11pt" fo:font-style="italic" officeooo:rsid="001553d3" style:font-size-asian="11pt" style:font-style-asian="italic" style:font-size-complex="11pt" style:font-style-complex="italic"/>
    </style:style>
    <style:style style:name="T242" style:family="text">
      <style:text-properties officeooo:rsid="006ebbf7"/>
    </style:style>
    <style:style style:name="T243" style:family="text">
      <style:text-properties officeooo:rsid="0070ad24"/>
    </style:style>
    <style:style style:name="T244" style:family="text">
      <style:text-properties officeooo:rsid="00748aa9"/>
    </style:style>
    <style:style style:name="T245" style:family="text">
      <style:text-properties officeooo:rsid="00750a44"/>
    </style:style>
    <style:style style:name="T246" style:family="text">
      <style:text-properties officeooo:rsid="0079aa30"/>
    </style:style>
    <style:style style:name="T247" style:family="text">
      <style:text-properties officeooo:rsid="007c77db"/>
    </style:style>
    <style:style style:name="T248" style:family="text">
      <style:text-properties officeooo:rsid="007ca22f"/>
    </style:style>
    <style:style style:name="T249" style:family="text">
      <style:text-properties officeooo:rsid="007efb72"/>
    </style:style>
    <style:style style:name="T250" style:family="text">
      <style:text-properties officeooo:rsid="0080a6d5"/>
    </style:style>
    <style:style style:name="T251" style:family="text">
      <style:text-properties officeooo:rsid="0084cb2d"/>
    </style:style>
    <style:style style:name="T252" style:family="text">
      <style:text-properties officeooo:rsid="0085d5fd"/>
    </style:style>
    <style:style style:name="T253" style:family="text">
      <style:text-properties style:text-underline-style="none"/>
    </style:style>
    <style:style style:name="T254" style:family="text">
      <style:text-properties style:text-underline-style="none" fo:font-weight="normal" officeooo:rsid="0024cbdb" style:font-weight-asian="normal" style:font-weight-complex="normal"/>
    </style:style>
    <style:style style:name="T255" style:family="text">
      <style:text-properties style:text-underline-style="none" fo:font-weight="normal" officeooo:rsid="00d2c9c1" style:font-weight-asian="normal" style:font-weight-complex="normal"/>
    </style:style>
    <style:style style:name="T256" style:family="text">
      <style:text-properties style:text-underline-style="none" officeooo:rsid="00a02e05"/>
    </style:style>
    <style:style style:name="T257" style:family="text">
      <style:text-properties officeooo:rsid="00871777"/>
    </style:style>
    <style:style style:name="T258" style:family="text">
      <style:text-properties officeooo:rsid="008ca382"/>
    </style:style>
    <style:style style:name="T259" style:family="text">
      <style:text-properties officeooo:rsid="009bac90"/>
    </style:style>
    <style:style style:name="T260" style:family="text">
      <style:text-properties officeooo:rsid="009d9a56"/>
    </style:style>
    <style:style style:name="T261" style:family="text">
      <style:text-properties officeooo:rsid="009e8151"/>
    </style:style>
    <style:style style:name="T262" style:family="text">
      <style:text-properties fo:font-size="9pt" fo:language="en" fo:country="US" officeooo:rsid="0116f952" style:font-size-asian="9pt" style:font-size-complex="9pt"/>
    </style:style>
    <style:style style:name="T263" style:family="text">
      <style:text-properties officeooo:rsid="00a182ae"/>
    </style:style>
    <style:style style:name="T264" style:family="text">
      <style:text-properties officeooo:rsid="00a4c531"/>
    </style:style>
    <style:style style:name="T265" style:family="text">
      <style:text-properties officeooo:rsid="00a592d2"/>
    </style:style>
    <style:style style:name="T266" style:family="text">
      <style:text-properties fo:color="#009900" loext:opacity="100%" style:font-name="Noto Sans" fo:font-size="11pt" fo:language="en" fo:country="US" officeooo:rsid="00a9e986" style:font-size-asian="11pt" style:font-size-complex="11pt"/>
    </style:style>
    <style:style style:name="T267" style:family="text">
      <style:text-properties officeooo:rsid="00abe27a"/>
    </style:style>
    <style:style style:name="T268" style:family="text">
      <style:text-properties officeooo:rsid="00b9dc9c"/>
    </style:style>
    <style:style style:name="T269" style:family="text">
      <style:text-properties officeooo:rsid="00bb89cb"/>
    </style:style>
    <style:style style:name="T270" style:family="text">
      <style:text-properties officeooo:rsid="00bd4ebe"/>
    </style:style>
    <style:style style:name="T271" style:family="text">
      <style:text-properties officeooo:rsid="00be3114"/>
    </style:style>
    <style:style style:name="T272" style:family="text">
      <style:text-properties style:font-name="Noto Sans Mono" fo:font-size="11pt" fo:language="en" fo:country="US" officeooo:rsid="00c257b9" style:font-size-asian="11pt" style:font-size-complex="11pt"/>
    </style:style>
    <style:style style:name="T273" style:family="text">
      <style:text-properties style:font-name="Noto Sans Mono" fo:font-size="11pt" fo:language="en" fo:country="US" officeooo:rsid="00e747ec" style:font-size-asian="11pt" style:font-size-complex="11pt"/>
    </style:style>
    <style:style style:name="T274" style:family="text">
      <style:text-properties officeooo:rsid="00c78a4b"/>
    </style:style>
    <style:style style:name="T275" style:family="text">
      <style:text-properties officeooo:rsid="00caa67d"/>
    </style:style>
    <style:style style:name="T276" style:family="text">
      <style:text-properties officeooo:rsid="00cc6ee2"/>
    </style:style>
    <style:style style:name="T277" style:family="text">
      <style:text-properties officeooo:rsid="00ce29c6"/>
    </style:style>
    <style:style style:name="T278" style:family="text">
      <style:text-properties officeooo:rsid="00d1c7f5"/>
    </style:style>
    <style:style style:name="T279" style:family="text">
      <style:text-properties officeooo:rsid="00d74ae7"/>
    </style:style>
    <style:style style:name="T280" style:family="text">
      <style:text-properties officeooo:rsid="00d9cfff"/>
    </style:style>
    <style:style style:name="T281" style:family="text">
      <style:text-properties officeooo:rsid="00dd5a82"/>
    </style:style>
    <style:style style:name="T282" style:family="text">
      <style:text-properties officeooo:rsid="00df483c"/>
    </style:style>
    <style:style style:name="T283" style:family="text">
      <style:text-properties officeooo:rsid="00e00083"/>
    </style:style>
    <style:style style:name="T284" style:family="text">
      <style:text-properties officeooo:rsid="00e29328"/>
    </style:style>
    <style:style style:name="T285" style:family="text">
      <style:text-properties officeooo:rsid="005d609c"/>
    </style:style>
    <style:style style:name="T286" style:family="text">
      <style:text-properties officeooo:rsid="00f02ccc"/>
    </style:style>
    <style:style style:name="T287" style:family="text">
      <style:text-properties officeooo:rsid="00f2d811"/>
    </style:style>
    <style:style style:name="T288" style:family="text">
      <style:text-properties officeooo:rsid="00f48e6d"/>
    </style:style>
    <style:style style:name="T289" style:family="text">
      <style:text-properties officeooo:rsid="00f51b0d"/>
    </style:style>
    <style:style style:name="T290" style:family="text">
      <style:text-properties officeooo:rsid="00f54876"/>
    </style:style>
    <style:style style:name="T291" style:family="text">
      <style:text-properties officeooo:rsid="00ff3c0d"/>
    </style:style>
    <style:style style:name="T292" style:family="text">
      <style:text-properties officeooo:rsid="01048849"/>
    </style:style>
    <style:style style:name="T293" style:family="text">
      <style:text-properties officeooo:rsid="0107a112"/>
    </style:style>
    <style:style style:name="T294" style:family="text">
      <style:text-properties officeooo:rsid="010a08dd"/>
    </style:style>
    <style:style style:name="T295" style:family="text">
      <style:text-properties officeooo:rsid="0113803d"/>
    </style:style>
    <style:style style:name="T296" style:family="text">
      <style:text-properties officeooo:rsid="01147c4d"/>
    </style:style>
    <style:style style:name="T297" style:family="text">
      <style:text-properties officeooo:rsid="011a2afb"/>
    </style:style>
    <style:style style:name="T298" style:family="text">
      <style:text-properties officeooo:rsid="011bde67"/>
    </style:style>
    <style:style style:name="T299" style:family="text">
      <style:text-properties officeooo:rsid="0120d7de"/>
    </style:style>
    <style:style style:name="T300" style:family="text">
      <style:text-properties officeooo:rsid="008b1fc3"/>
    </style:style>
    <style:style style:name="T301" style:family="text">
      <style:text-properties officeooo:rsid="01223d5e"/>
    </style:style>
    <style:style style:name="T302" style:family="text">
      <style:text-properties officeooo:rsid="0122c7f5"/>
    </style:style>
    <style:style style:name="T303" style:family="text">
      <style:text-properties officeooo:rsid="0127b1f0"/>
    </style:style>
    <style:style style:name="T304" style:family="text">
      <style:text-properties officeooo:rsid="01291882"/>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9"><text:line-break/></text:span><text:span text:style-name="T140">OpenHantek6022 User Manual</text:span></text:p>
      <text:p text:style-name="P32"><draw:custom-shape text:anchor-type="paragraph" draw:z-index="60" draw:name="Form13_0" draw:style-name="gr1" draw:text-style-name="P156"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4"><text:a xlink:type="simple" xlink:href="#__RefHeading___Toc3820_42447094" text:style-name="Index_20_Link" text:visited-style-name="Index_20_Link">Overview<text:tab/>2</text:a></text:p>
          <text:p text:style-name="P85"><text:a xlink:type="simple" xlink:href="#__RefHeading___Toc3828_42447094" text:style-name="Index_20_Link" text:visited-style-name="Index_20_Link">Scope Inputs<text:tab/>2</text:a></text:p>
          <text:p text:style-name="P86"><text:a xlink:type="simple" xlink:href="#__RefHeading___Toc3958_42447094" text:style-name="Index_20_Link" text:visited-style-name="Index_20_Link">Voltage Limits<text:tab/>2</text:a></text:p>
          <text:p text:style-name="P85"><text:a xlink:type="simple" xlink:href="#__RefHeading___Toc3826_42447094" text:style-name="Index_20_Link" text:visited-style-name="Index_20_Link">Calibration Output<text:tab/>2</text:a></text:p>
          <text:p text:style-name="P85"><text:a xlink:type="simple" xlink:href="#__RefHeading___Toc3824_42447094" text:style-name="Index_20_Link" text:visited-style-name="Index_20_Link">USB Connection<text:tab/>2</text:a></text:p>
          <text:p text:style-name="P85"><text:a xlink:type="simple" xlink:href="#__RefHeading___Toc3822_42447094" text:style-name="Index_20_Link" text:visited-style-name="Index_20_Link">OpenHantek6022<text:tab/>2</text:a></text:p>
          <text:p text:style-name="P84"><text:a xlink:type="simple" xlink:href="#__RefHeading___Toc2023_515843379" text:style-name="Index_20_Link" text:visited-style-name="Index_20_Link">Starting OpenHantek6022<text:tab/>3</text:a></text:p>
          <text:p text:style-name="P84"><text:a xlink:type="simple" xlink:href="#__RefHeading___Toc3604_42447094" text:style-name="Index_20_Link" text:visited-style-name="Index_20_Link">Demo Mode<text:tab/>4</text:a></text:p>
          <text:p text:style-name="P84"><text:a xlink:type="simple" xlink:href="#__RefHeading___Toc2025_515843379" text:style-name="Index_20_Link" text:visited-style-name="Index_20_Link">Quick Start Guide<text:tab/>5</text:a></text:p>
          <text:p text:style-name="P84"><text:a xlink:type="simple" xlink:href="#__RefHeading___Toc2043_515843379" text:style-name="Index_20_Link" text:visited-style-name="Index_20_Link">Measuring<text:tab/>6</text:a></text:p>
          <text:p text:style-name="P85"><text:a xlink:type="simple" xlink:href="#__RefHeading___Toc2045_515843379" text:style-name="Index_20_Link" text:visited-style-name="Index_20_Link">Voltage<text:tab/>7</text:a></text:p>
          <text:p text:style-name="P86"><text:a xlink:type="simple" xlink:href="#__RefHeading___Toc3653_1707989064" text:style-name="Index_20_Link" text:visited-style-name="Index_20_Link">MATH Channel operations<text:tab/>8</text:a></text:p>
          <text:p text:style-name="P85"><text:a xlink:type="simple" xlink:href="#__RefHeading___Toc3606_42447094" text:style-name="Index_20_Link" text:visited-style-name="Index_20_Link">Offset and Gain Calibration<text:tab/>9</text:a></text:p>
          <text:p text:style-name="P86"><text:a xlink:type="simple" xlink:href="#__RefHeading___Toc3992_42447094" text:style-name="Index_20_Link" text:visited-style-name="Index_20_Link">Python Tool calibrate_6022.py<text:tab/>9</text:a></text:p>
          <text:p text:style-name="P85"><text:a xlink:type="simple" xlink:href="#__RefHeading___Toc2047_515843379" text:style-name="Index_20_Link" text:visited-style-name="Index_20_Link">Horizontal<text:tab/>10</text:a></text:p>
          <text:p text:style-name="P85"><text:a xlink:type="simple" xlink:href="#__RefHeading___Toc2049_515843379" text:style-name="Index_20_Link" text:visited-style-name="Index_20_Link">Trigger<text:tab/>11</text:a></text:p>
          <text:p text:style-name="P85"><text:a xlink:type="simple" xlink:href="#__RefHeading___Toc2051_515843379" text:style-name="Index_20_Link" text:visited-style-name="Index_20_Link">Spectrum<text:tab/>12</text:a></text:p>
          <text:p text:style-name="P85"><text:a xlink:type="simple" xlink:href="#__RefHeading___Toc2053_515843379" text:style-name="Index_20_Link" text:visited-style-name="Index_20_Link">Zoom Function<text:tab/>13</text:a></text:p>
          <text:p text:style-name="P85"><text:a xlink:type="simple" xlink:href="#__RefHeading___Toc2057_515843379" text:style-name="Index_20_Link" text:visited-style-name="Index_20_Link">Cursor Measurements<text:tab/>14</text:a></text:p>
          <text:p text:style-name="P86"><text:a xlink:type="simple" xlink:href="#__RefHeading___Toc3565_1269903819" text:style-name="Index_20_Link" text:visited-style-name="Index_20_Link">Right Mouse Button Measurement<text:tab/>14</text:a></text:p>
          <text:p text:style-name="P85"><text:a xlink:type="simple" xlink:href="#__RefHeading___Toc2059_515843379" text:style-name="Index_20_Link" text:visited-style-name="Index_20_Link">Settings<text:tab/>15</text:a></text:p>
          <text:p text:style-name="P84"><text:a xlink:type="simple" xlink:href="#__RefHeading___Toc2075_515843379" text:style-name="Index_20_Link" text:visited-style-name="Index_20_Link">Data Export<text:tab/>16</text:a></text:p>
          <text:p text:style-name="P85"><text:a xlink:type="simple" xlink:href="#__RefHeading___Toc4016_42447094" text:style-name="Index_20_Link" text:visited-style-name="Index_20_Link">Screenshot<text:tab/>16</text:a></text:p>
          <text:p text:style-name="P85"><text:a xlink:type="simple" xlink:href="#__RefHeading___Toc4014_42447094" text:style-name="Index_20_Link" text:visited-style-name="Index_20_Link">Hardcopy<text:tab/>16</text:a></text:p>
          <text:p text:style-name="P84"><text:a xlink:type="simple" xlink:href="#__RefHeading___Toc2077_515843379" text:style-name="Index_20_Link" text:visited-style-name="Index_20_Link">Appearance<text:tab/>17</text:a></text:p>
          <text:p text:style-name="P84"><text:a xlink:type="simple" xlink:href="#__RefHeading___Toc3602_42447094" text:style-name="Index_20_Link" text:visited-style-name="Index_20_Link">Command Line Options<text:tab/>18</text:a></text:p>
          <text:p text:style-name="P84"><text:a xlink:type="simple" xlink:href="#__RefHeading___Toc3600_42447094" text:style-name="Index_20_Link" text:visited-style-name="Index_20_Link">Tips and Tricks for the Experienced User<text:tab/>18</text:a></text:p>
          <text:p text:style-name="P84"><text:a xlink:type="simple" xlink:href="#__RefHeading___Toc2085_515843379" text:style-name="Index_20_Link" text:visited-style-name="Index_20_Link">Hantek6022 Analog Front End (One Channel)<text:tab/>19</text:a></text:p>
          <text:p text:style-name="P85"><text:a xlink:type="simple" xlink:href="#__RefHeading___Toc4010_42447094" text:style-name="Index_20_Link" text:visited-style-name="Index_20_Link">Input AC Coupling<text:tab/>19</text:a></text:p>
          <text:p text:style-name="P84"><text:a xlink:type="simple" xlink:href="#__RefHeading___Toc2097_515843379" text:style-name="Index_20_Link" text:visited-style-name="Index_20_Link">Hantek6022 Digital Back End<text:tab/>20</text:a></text:p>
          <text:p text:style-name="P85"><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91">Scope </text:span></text:span><text:span text:style-name="Absatz-Standardschriftart">Inputs</text:span><text:bookmark-end text:name="__RefHeading___Toc3828_42447094"/></text:h>
      <text:p text:style-name="P43"><text:span text:style-name="Absatz-Standardschriftart"><text:span text:style-name="T17">The digital storage scope Hantek6022BE (as well as the similar Hantek 6022BL) </text:span></text:span><text:span text:style-name="Absatz-Standardschriftart"><text:span text:style-name="T49">allows to </text:span></text:span><text:span text:style-name="Absatz-Standardschriftart"><text:span text:style-name="T17">measure two voltage channels CH1 (yellow) and CH2 (blue). </text:span></text:span></text:p>
      <text:p text:style-name="P9">The input impedance is 1 M<text:span text:style-name="T178">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9">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7">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7"><text:s/></text:span></text:span><text:span text:style-name="Absatz-Standardschriftart"><text:span text:style-name="T205">lsusb; </text:span></text:span><text:span text:style-name="Absatz-Standardschriftart"><text:span text:style-name="T206">lsusb -t</text:span></text:span><text:span text:style-name="Absatz-Standardschriftart"><text:span text:style-name="T17">.</text:span></text:span></text:p>
      <text:p text:style-name="P154"><text:span text:style-name="Absatz-Standardschriftart"><text:span text:style-name="T79">If you encounter problems using a USB3 port on your computer, you should switch to a USB2 port or interpose a USB2 hub.</text:span></text:span></text:p>
      <text:p text:style-name="P9"/>
      <text:p text:style-name="P9">The device is powered over USB with <text:span text:style-name="T119">a</text:span> typical current consumption of <text:span text:style-name="T119">less than </text:span>500 mA, <text:span text:style-name="T177">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22">Debian stable</text:span>.</text:p>
      <text:p text:style-name="P9"/>
      <text:p text:style-name="P10">OpenHantek6022 requires a <text:span text:style-name="T119">recent </text:span>Linux system with libusb-1.0, libfftw<text:span text:style-name="T119">3</text:span> and <text:span text:style-name="T119">the </text:span>Qt libraries.<text:line-break/><text:span text:style-name="T201">It</text:span> compiles also under <text:span text:style-name="T263">RPi, FreeBSD, </text:span>MacOS and Windows, <text:span text:style-name="T119">but </text:span>these systems are untested.</text:p>
      <text:p text:style-name="P9"/>
      <text:p text:style-name="P2"><text:span text:style-name="Absatz-Standardschriftart"><text:span text:style-name="T20">For</text:span></text:span><text:span text:style-name="Absatz-Standardschriftart"><text:span text:style-name="T21">k</text:span></text:span><text:span text:style-name="Absatz-Standardschriftart"><text:span text:style-name="T20">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This document describes program version <text:span text:style-name="T203">3.</text:span><text:span text:style-name="T297">3.</text:span><text:span text:style-name="T303">1</text:span> - subject to change without notice. </text:p>
      <text:h text:style-name="P130"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8"><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6">The executable program is named </text:span></text:span><text:span text:style-name="Absatz-Standardschriftart"><text:span text:style-name="T212">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text:span></text:span><text:span text:style-name="Absatz-Standardschriftart"><text:span text:style-name="T70">(under Linux) </text:span></text:span><text:span text:style-name="Absatz-Standardschriftart"><text:span text:style-name="T36">in the directory </text:span></text:span><text:span text:style-name="Absatz-Standardschriftart"><text:span text:style-name="T208">/usr/bin</text:span></text:span><text:span text:style-name="Absatz-Standardschriftart"><text:span text:style-name="T36">,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213">OpenHantek</text:span></text:span><text:span text:style-name="Absatz-Standardschriftart"><text:span text:style-name="T36">. <text:line-break/></text:span></text:span></text:p>
      <text:p text:style-name="P38"><text:span text:style-name="Absatz-Standardschriftart"><text:span text:style-name="T17">The </text:span></text:span><text:span text:style-name="Absatz-Standardschriftart"><text:span text:style-name="T38">hardware of </text:span></text:span><text:span text:style-name="Absatz-Standardschriftart"><text:span text:style-name="T17">Hantek </text:span></text:span><text:span text:style-name="Absatz-Standardschriftart"><text:span text:style-name="T38">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0">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81">bricked</text:span></text:span><text:span text:style-name="Absatz-Standardschriftart"><text:span text:style-name="T17">.</text:span></text:span></text:p>
      <text:p text:style-name="P1"><text:span text:style-name="Absatz-Standardschriftart"><text:span text:style-name="T17"/></text:span></text:p>
      <text:p text:style-name="P1"><draw:frame draw:style-name="fr7" draw:name="Bild14" text:anchor-type="paragraph" svg:x="9.327cm" svg:y="0.111cm" svg:width="8.398cm" svg:height="6.643cm" draw:z-index="15"><draw:image xlink:href="Pictures/1000020100000256000001D9864C9C8F0C211266.png" xlink:type="simple" xlink:show="embed" xlink:actuate="onLoad" draw:mime-type="image/png"/></draw:frame><text:span text:style-name="Absatz-Standardschriftart"><text:span text:style-name="T17">After starting the program, </text:span></text:span><text:span text:style-name="Absatz-Standardschriftart"><text:span text:style-name="T38">it</text:span></text:span><text:span text:style-name="Absatz-Standardschriftart"><text:span text:style-name="T17"> searches for a supported device by checking the USB VID/PID of all connected USB devices.</text:span></text:span></text:p>
      <text:p text:style-name="P9"><text:span text:style-name="T237">DSO-</text:span>6022BE:<text:tab/>VID 0x04B4<text:tab/>PID 0x6022</text:p>
      <text:p text:style-name="P18"><text:span text:style-name="T237">DSO-</text:span>6022BL:<text:tab/>VID 0x04B4<text:tab/>PID 0x602A</text:p>
      <text:p text:style-name="P18"><text:span text:style-name="T237">DSO-2020:<text:tab/>VID 0x04B4<text:tab/>PID 0x2020</text:span><text:line-break/><text:span text:style-name="T237">DDS120: <text:tab/>VID 0x8102<text:tab/>PID 0x8102</text:span></text:p>
      <text:p text:style-name="P21">If <text:span text:style-name="T277">only</text:span> <text:span text:style-name="T277">one </text:span>scope is found, the firmware will be uploaded <text:span text:style-name="T277">automatically. In case of more devices the user can</text:span> <text:span text:style-name="T277">select from the list of devices.</text:span><text:line-break/><text:span text:style-name="T277">After the upload the</text:span> VID <text:span text:style-name="T277">changes </text:span>to 0x04B5. <text:span text:style-name="T242">T</text:span>he PID <text:span text:style-name="T237">of the DSO-6022BE/BL</text:span> <text:span text:style-name="T242">doesn't </text:span>change.</text:p>
      <text:p text:style-name="P18"><text:span text:style-name="T242">The DSO-2020 changes its PID to 0x6022 and</text:span><text:line-break/><text:span text:style-name="T242">the DDS120 changes its PID to 0x0120.</text:span></text:p>
      <text:p text:style-name="P9">If the firmware is uploaded successfully, the <text:span text:style-name="T242">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FC33D91495BA0BA1.png" xlink:type="simple" xlink:show="embed" xlink:actuate="onLoad" draw:mime-type="image/png"/></draw:frame><text:span text:style-name="T189">If the upload takes more than 30 s, please close </text:span><text:span text:style-name="T199">the window</text:span><text:span text:style-name="T189"> and restart the program.</text:span></text:p>
      <text:p text:style-name="P13">This can happen in rare cases when another <text:span text:style-name="T238">high speed</text:span> <text:span text:style-name="T243">USB </text:span>device <text:span text:style-name="T270">blocks</text:span> the same USB bus. </text:p>
      <text:p text:style-name="P13">If this happens, use another USB port of the computer or disconnect the other device. </text:p>
      <text:p text:style-name="P26"/>
      <text:p text:style-name="P26">The oscilloscope sh<text:span text:style-name="T287">all</text:span> be connected to an HS-USB bus alone so that it works undisturbed and also does not interfere with other devices. </text:p>
      <text:p text:style-name="P12"><text:span text:style-name="T216">Under Linux you can check this with: <text:line-break/></text:span><text:span text:style-name="T204">lsusb; lsusb -t</text:span></text:p>
      <text:p text:style-name="P9"/>
      <text:p text:style-name="P23">If the device is ready to use, the scope program starts automatically.</text:p>
      <text:p text:style-name="P9"/>
      <text:p text:style-name="P78"><text:span text:style-name="T239">Follow the </text:span><text:span text:style-name="T241">Quick Start Guide</text:span><text:span text:style-name="T239"> to get a feeling for the program or start </text:span><text:span text:style-name="T240">your</text:span><text:span text:style-name="T239"> real measuring job.</text:span></text:p>
      <text:h text:style-name="P131" text:outline-level="1"><text:bookmark-start text:name="__RefHeading___Toc3604_42447094"/>Demo Mode<text:bookmark-end text:name="__RefHeading___Toc3604_42447094"/></text:h>
      <text:p text:style-name="P67"/>
      <text:p text:style-name="P60">You can explore the look and feel of the program even without having <text:span text:style-name="T247">the</text:span> scope hardware available, just <text:span text:style-name="T249">click the </text:span><text:span text:style-name="T192">Demo Mode</text:span><text:span text:style-name="T249"> button on the </text:span><text:span text:style-name="T223">Select device</text:span><text:span text:style-name="T249"> window<text:line-break/>or </text:span>start <text:span text:style-name="T249">the program</text:span> as: <text:s text:c="2"/><text:span text:style-name="T204">OpenHantek --demoMode</text:span></text:p>
      <text:p text:style-name="P67"/>
      <text:p text:style-name="P67"><draw:frame draw:style-name="fr5" draw:name="Bild37" text:anchor-type="paragraph" svg:x="-0.056cm" svg:y="-0.067cm" svg:width="17cm" svg:height="14.774cm" draw:z-index="49"><draw:image xlink:href="Pictures/10000000000004050000031755FB1F75CB4EF708.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OpenHantek with default Linux theme „Breeze“</text:p>
      <text:p text:style-name="P61"/>
      <text:p text:style-name="P61">This demo mode provides <text:span text:style-name="T246">a sawtooth and a square voltage. You can play with gain, timebase and trigger settings, check out the spectrum of the signals or export the data as *.csv, *.json, *.pdf or *.png file.</text:span></text:p>
      <text:h text:style-name="P132" text:outline-level="1"><text:bookmark-start text:name="__RefHeading___Toc2025_515843379"/>Quick Start Guide<text:bookmark-end text:name="__RefHeading___Toc2025_515843379"/></text:h>
      <text:h text:style-name="P93" text:outline-level="1"><draw:frame draw:style-name="fr2" draw:name="Bild33" text:anchor-type="paragraph" svg:x="10.881cm" svg:y="0.113cm" svg:width="6.077cm" svg:height="2.852cm" draw:z-index="30"><draw:image xlink:href="Pictures/1000000000000159000000A2C95FFFE88A8660D7.png" xlink:type="simple" xlink:show="embed" xlink:actuate="onLoad" draw:mime-type="image/png"/></draw:frame></text:h>
      <text:h text:style-name="P93" text:outline-level="1"><draw:line text:anchor-type="paragraph" draw:z-index="37" draw:name="Form4" draw:style-name="gr3" draw:text-style-name="P158" svg:x1="14.872cm" svg:y1="0.409cm" svg:x2="13.025cm" svg:y2="0.769cm"><text:p/></draw:line><text:bookmark-start text:name="__RefHeading___Toc2027_515843379"/>Use one of the two supplied probes and connect it to CH1.<text:bookmark-end text:name="__RefHeading___Toc2027_515843379"/></text:h>
      <text:h text:style-name="P93" text:outline-level="1"><text:bookmark-start text:name="__RefHeading___Toc2029_515843379"/>Switch the red slider on the probe into the <text:span text:style-name="T190">1</text:span><text:span text:style-name="T191">X</text:span> position.<text:bookmark-end text:name="__RefHeading___Toc2029_515843379"/></text:h>
      <text:h text:style-name="P93" text:outline-level="1"><text:bookmark-start text:name="__RefHeading___Toc2031_515843379"/>Connect the hook of the probe tip to the left calibration out connector.<text:bookmark-end text:name="__RefHeading___Toc2031_515843379"/></text:h>
      <text:h text:style-name="P93" text:outline-level="1"><text:bookmark-start text:name="__RefHeading___Toc2033_515843379"/>Connect the alligator clamp of the probe to the right calibration out connector. <text:bookmark-end text:name="__RefHeading___Toc2033_515843379"/></text:h>
      <text:h text:style-name="P93"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6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3" text:outline-level="1"><draw:line text:anchor-type="paragraph" draw:z-index="12" draw:name="Form2" draw:style-name="gr15" draw:text-style-name="P158" svg:x1="12.315cm" svg:y1="10.523cm" svg:x2="16.12cm" svg:y2="0.672cm"><text:p/></draw:line><text:bookmark-start text:name="__RefHeading___Toc2037_515843379"/>If the trace isn't stable drag the small yellow arrow on the right of the trace a little bit up, <text:span text:style-name="T123">so </text:span>that it is positioned in the middle of the <text:span text:style-name="T123">trace.</text:span><text:bookmark-end text:name="__RefHeading___Toc2037_515843379"/></text:h>
      <text:h text:style-name="P94" text:outline-level="1"><text:bookmark-start text:name="__RefHeading___Toc2039_515843379"/>The trace will snap into position <text:span text:style-name="T122">and the top left red </text:span><text:span text:style-name="T124"><text:s/></text:span><text:span text:style-name="T125">T</text:span><text:span text:style-name="T124">R </text:span><text:span text:style-name="T122"><text:s/>will turn into green </text:span><text:span text:style-name="T126"><text:s/></text:span><text:span text:style-name="T127">T</text:span><text:span text:style-name="T126">R </text:span><text:span text:style-name="T122">.</text:span><text:bookmark-end text:name="__RefHeading___Toc2039_515843379"/></text:h>
      <text:h text:style-name="P9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3" text:outline-level="1"><draw:frame draw:style-name="fr5" draw:name="Bild22" text:anchor-type="paragraph" svg:x="0cm" svg:y="0.919cm" svg:width="17cm" svg:height="13.51cm" draw:z-index="9"><draw:image xlink:href="Pictures/1000000000000341000002967427D1D261E75A9C.png" xlink:type="simple" xlink:show="embed" xlink:actuate="onLoad" draw:mime-type="image/png"/></draw:frame><draw:custom-shape text:anchor-type="paragraph" draw:z-index="10" draw:name="Form1" draw:style-name="gr14" draw:text-style-name="P161"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0"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5" text:outline-level="1">OpenHantek with Linux theme „Fusion“ that gives a more compact screen</text:h>
      <text:h text:style-name="P134"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78">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78">top</text:span> line of the window <text:span text:style-name="T284">(marked green)</text:span>. This information <text:span text:style-name="T284">is mandatory</text:span> when reporting issues<text:span text:style-name="T121">.</text:span></text:p>
      <text:p text:style-name="P9"/>
      <text:p text:style-name="P9"><draw:frame draw:style-name="fr1" draw:name="Bild41" text:anchor-type="paragraph" svg:x="0cm" svg:y="0cm" svg:width="17.604cm" svg:height="12.802cm" draw:z-index="0"><draw:image xlink:href="Pictures/10000000000004450000031BFBC3D5AF1FB41DFE.png" xlink:type="simple" xlink:show="embed" xlink:actuate="onLoad" draw:mime-type="image/png"/></draw:frame><draw:custom-shape text:anchor-type="paragraph" draw:z-index="51" draw:name="Form3" draw:style-name="gr2" draw:text-style-name="P157"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9"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7"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7"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7" svg:width="3.938cm" svg:height="2.643cm" svg:x="13.589cm" svg:y="9.546cm"><text:p/><draw:enhanced-geometry svg:viewBox="0 0 21600 21600" draw:type="rectangle" draw:enhanced-path="M 0 0 L 21600 0 21600 21600 0 21600 0 0 Z N"/></draw:custom-shape>The scope functions can be controlled by the four <text:span text:style-name="T278">docks</text:span> (marked orange) on the right: Voltage, Horizontal, Trigger <text:span text:style-name="T278">and </text:span>Spectrum. <text:span text:style-name="T278">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9C1EF53B157D4BA3.png" xlink:type="simple" xlink:show="embed" xlink:actuate="onLoad" draw:mime-type="image/png"/></draw:frame></text:p>
      <text:h text:style-name="P137"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7">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7">CH1</text:span></text:span><text:span text:style-name="Absatz-Standardschriftart"><text:span text:style-name="T17"> or </text:span></text:span><text:span text:style-name="Absatz-Standardschriftart"><text:span text:style-name="T87">CH2</text:span></text:span><text:span text:style-name="Absatz-Standardschriftart"><text:span text:style-name="T17">. Input signal polarity can be </text:span></text:span><text:span text:style-name="Absatz-Standardschriftart"><text:span text:style-name="T87">Invert</text:span></text:span><text:span text:style-name="Absatz-Standardschriftart"><text:span text:style-name="T17">ed.</text:span></text:span></text:p>
      <text:p text:style-name="Preformatted_20_Text"><text:span text:style-name="Absatz-Standardschriftart"><text:span text:style-name="T88">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55">Help menu entry </text:span></text:span><text:span text:style-name="Absatz-Standardschriftart"><text:span text:style-name="T209">AC </text:span></text:span><text:span text:style-name="Absatz-Standardschriftart"><text:span text:style-name="T210">Modification</text:span></text:span><text:span text:style-name="Absatz-Standardschriftart"><text:span text:style-name="T31">)</text:span></text:span><text:span text:style-name="Absatz-Standardschriftart"><text:span text:style-name="T30">.</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21">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7">probe</text:span></text:span><text:span text:style-name="Absatz-Standardschriftart"><text:span text:style-name="T98"> </text:span></text:span><text:span text:style-name="Absatz-Standardschriftart"><text:span text:style-name="T99">attenuation</text:span></text:span><text:span text:style-name="Absatz-Standardschriftart"><text:span text:style-name="T17"> </text:span></text:span><text:span text:style-name="Absatz-Standardschriftart"><text:span text:style-name="T39">box </text:span></text:span><text:span text:style-name="Absatz-Standardschriftart"><text:span text:style-name="T17">eases the usage of this </text:span></text:span><text:span text:style-name="Absatz-Standardschriftart"><text:span text:style-name="T102">x</text:span></text:span><text:span text:style-name="Absatz-Standardschriftart"><text:span text:style-name="T101">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5"><text:span text:style-name="Absatz-Standardschriftart"><text:span text:style-name="T17"/></text:span></text:p>
      <text:p text:style-name="P37">The scope also calculates typical values of each active channel and displays them in the colored bottom lines, the values from left to right are:</text:p>
      <text:p text:style-name="P37">Channel name, <text:span text:style-name="T202">AC/DC</text:span> <text:span text:style-name="T202">coupling </text:span>or math mode, voltage range, spectrum range, <text:span text:style-name="T269">peak-to-peak voltage (Vpp), DC voltage component, AC voltage component, true </text:span>RMS voltage ( i.e. sqrt( DC² + AC² ) ), <text:span text:style-name="T269">RMS displayed as dB, power dissipation on a defined load (optional, load resistance can be set in </text:span><text:span text:style-name="T171">O</text:span><text:span text:style-name="T269">scilloscope/</text:span><text:span text:style-name="T171">S</text:span><text:span text:style-name="T269">ettings/</text:span><text:span text:style-name="T171">A</text:span><text:span text:style-name="T269">nalysis), the THD of the signal (optional), </text:span><text:span text:style-name="T294">the musical note value (optional) </text:span><text:span text:style-name="T269">and finally the signal frequency.</text:span></text:p>
      <text:p text:style-name="P44"><text:span text:style-name="Absatz-Standardschriftart"><text:span text:style-name="T128">A red channel marking (e.g. </text:span></text:span><text:span text:style-name="Absatz-Standardschriftart"><text:span text:style-name="T133">CH1</text:span></text:span><text:span text:style-name="Absatz-Standardschriftart"><text:span text:style-name="T128">) warns when the input signal exceeds the channel's physical input range and clipping has occurred.</text:span></text:span></text:p>
      <text:h text:style-name="P139" text:outline-level="3"><text:bookmark-start text:name="__RefHeading___Toc3653_1707989064"/><text:span text:style-name="Absatz-Standardschriftart">MATH Channel operations</text:span><text:bookmark-end text:name="__RefHeading___Toc3653_1707989064"/></text:h>
      <text:p text:style-name="P45"><text:span text:style-name="Absatz-Standardschriftart"><text:span text:style-name="T17">The </text:span></text:span><text:span text:style-name="Absatz-Standardschriftart"><text:span text:style-name="T87">MATH</text:span></text:span><text:span text:style-name="Absatz-Standardschriftart"><text:span text:style-name="T17"> channel (purple color) allows simple calculations with </text:span></text:span><text:span text:style-name="Absatz-Standardschriftart"><text:span text:style-name="T73">the </text:span></text:span><text:span text:style-name="Absatz-Standardschriftart"><text:span text:style-name="T17">measured signals </text:span></text:span><text:span text:style-name="Absatz-Standardschriftart"><text:span text:style-name="T73">from both physical channels CH1 and CH2, </text:span></text:span><text:span text:style-name="Absatz-Standardschriftart"><text:span text:style-name="T74">displays the result and </text:span></text:span><text:span text:style-name="Absatz-Standardschriftart"><text:span text:style-name="T75">can </text:span></text:span><text:span text:style-name="Absatz-Standardschriftart"><text:span text:style-name="T74">serve as a trigger source</text:span></text:span><text:span text:style-name="Absatz-Standardschriftart"><text:span text:style-name="T17">:<text:line-break/> </text:span></text:span></text:p>
      <text:list xml:id="list2788067011" text:style-name="L1">
        <text:list-item>
          <text:p text:style-name="P140"><text:span text:style-name="Absatz-Standardschriftart"><text:span text:style-name="T72">Arithmetical </text:span></text:span><text:span text:style-name="Absatz-Standardschriftart"><text:span text:style-name="T73">binary </text:span></text:span><text:span text:style-name="Absatz-Standardschriftart"><text:span text:style-name="T72">operations: </text:span></text:span><text:span text:style-name="Absatz-Standardschriftart"><text:span text:style-name="T93">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8">Math mode CH1*CH2 can be used to calculate the momentary power as product of voltage and current (when current is measured with a 1 Ω shunt in the GND line then 1 V</text:span><text:span text:style-name="T132">²</text:span><text:span text:style-name="T128"> in MATH display equates a power of 1 W). Or you can use a current probe </text:span><text:span text:style-name="T130">and scale accordingly</text:span><text:span text:style-name="T128">.</text:span></text:p>
          <text:p text:style-name="P140"><text:span text:style-name="Absatz-Standardschriftart"><text:span text:style-name="T128"/></text:span></text:p>
        </text:list-item>
        <text:list-item>
          <text:p text:style-name="P141"><text:span text:style-name="Absatz-Standardschriftart"><text:span text:style-name="T72">Logical </text:span></text:span><text:span text:style-name="Absatz-Standardschriftart"><text:span text:style-name="T73">binary </text:span></text:span><text:span text:style-name="Absatz-Standardschriftart"><text:span text:style-name="T72">operations: </text:span></text:span><text:span text:style-name="Absatz-Standardschriftart"><text:span text:style-name="T94">CH1&amp;CH2, /CH1</text:span></text:span><text:span text:style-name="Absatz-Standardschriftart"><text:span text:style-name="T95">&amp;/</text:span></text:span><text:span text:style-name="Absatz-Standardschriftart"><text:span text:style-name="T94">CH2, /CH1&amp;CH2, CH1</text:span></text:span><text:span text:style-name="Absatz-Standardschriftart"><text:span text:style-name="T95">&amp;/</text:span></text:span><text:span text:style-name="Absatz-Standardschriftart"><text:span text:style-name="T94">CH2, CH1</text:span></text:span><text:span text:style-name="Absatz-Standardschriftart"><text:span text:style-name="T95">==</text:span></text:span><text:span text:style-name="Absatz-Standardschriftart"><text:span text:style-name="T94">CH2</text:span></text:span><text:span text:style-name="Absatz-Standardschriftart"><text:span text:style-name="T72"><text:line-break/>Use the logical condition of the input channels CH1 and CH2 (false if below the channel-related trigger level, otherwise true) and combines both conditions, </text:span></text:span><text:span text:style-name="Absatz-Standardschriftart"><text:span text:style-name="T76">providing</text:span></text:span><text:span text:style-name="Absatz-Standardschriftart"><text:span text:style-name="T75"> </text:span></text:span><text:span text:style-name="Absatz-Standardschriftart"><text:span text:style-name="T72">false </text:span></text:span><text:span text:style-name="Absatz-Standardschriftart"><text:span text:style-name="T75">= </text:span></text:span><text:span text:style-name="Absatz-Standardschriftart"><text:span text:style-name="T72">0 </text:span></text:span><text:span text:style-name="Absatz-Standardschriftart"><text:span text:style-name="T75">and</text:span></text:span><text:span text:style-name="Absatz-Standardschriftart"><text:span text:style-name="T72"> true </text:span></text:span><text:span text:style-name="Absatz-Standardschriftart"><text:span text:style-name="T75">=</text:span></text:span><text:span text:style-name="Absatz-Standardschriftart"><text:span text:style-name="T72"> 1.<text:line-break/>If you trigger on the MATH channel, it allows you to define more complex trigger conditions such as </text:span></text:span><text:span text:style-name="Absatz-Standardschriftart"><text:span text:style-name="T80">''</text:span></text:span><text:span text:style-name="Absatz-Standardschriftart"><text:span text:style-name="T72">CH1 &lt; 3V &amp; CH2 &gt; 5V</text:span></text:span><text:span text:style-name="Absatz-Standardschriftart"><text:span text:style-name="T80">''</text:span></text:span><text:span text:style-name="Absatz-Standardschriftart"><text:span text:style-name="T72">.</text:span></text:span></text:p>
        </text:list-item>
      </text:list>
      <text:p text:style-name="P44"><text:span text:style-name="Absatz-Standardschriftart"><text:span text:style-name="T72"/></text:span></text:p>
      <text:list xml:id="list132507256765862" text:continue-numbering="true" text:style-name="L1">
        <text:list-item>
          <text:p text:style-name="P142"><text:span text:style-name="Absatz-Standardschriftart"><text:span text:style-name="T73">Arithmetical unary operations: </text:span></text:span><text:span text:style-name="Absatz-Standardschriftart"><text:span text:style-name="T96">CH1², CH2², </text:span></text:span><text:span text:style-name="Absatz-Standardschriftart"><text:span text:style-name="T93">CH1 AC, CH2 AC, </text:span></text:span><text:span text:style-name="Absatz-Standardschriftart"><text:span text:style-name="T96">CH1 DC, CH2 DC, CH1 Abs, CH2 Abs, CH1 Sign, CH2 Sign, CH1 AC Sign, CH2 AC Sign</text:span></text:span><text:span text:style-name="Absatz-Standardschriftart"><text:span text:style-name="T71"><text:line-break/></text:span></text:span><text:span text:style-name="Absatz-Standardschriftart"><text:span text:style-name="T73">The square operation</text:span></text:span><text:span text:style-name="Absatz-Standardschriftart"><text:span text:style-name="T75">s</text:span></text:span><text:span text:style-name="Absatz-Standardschriftart"><text:span text:style-name="T73"> can be used to show the momentary power of a signal. <text:line-break/></text:span></text:span><text:span text:style-name="T128">The AC modes calculate the AC component of a channel by averaging over the sampled signal and subtracting this value from the samples, leaving only AC.<text:line-break/></text:span><text:span text:style-name="T131">The DC modes show just this averaged value, Abs calculates the absolute signal value while Sign gives +1 for positive values and -1 for negative values.</text:span></text:p>
        </text:list-item>
      </text:list>
      <text:p text:style-name="P36"><text:span text:style-name="Absatz-Standardschriftart"><text:span text:style-name="T129"/></text:span></text:p>
      <text:list xml:id="list132506928931684" text:continue-numbering="true" text:style-name="L1">
        <text:list-item>
          <text:p text:style-name="P143"><text:span text:style-name="Absatz-Standardschriftart"><text:span text:style-name="T73">Logical unary operations: </text:span></text:span><text:span text:style-name="Absatz-Standardschriftart"><text:span text:style-name="T94">CH1 trigger, CH2 trigger</text:span></text:span></text:p>
          <text:p text:style-name="P143"><text:span text:style-name="Absatz-Standardschriftart"><text:span text:style-name="T74">Deliver 0 when below trigger level and 1 otherwise.</text:span></text:span><text:span text:style-name="Absatz-Standardschriftart"><text:span text:style-name="T72"><text:line-break/></text:span></text:span></text:p>
        </text:list-item>
      </text:list>
      <text:p text:style-name="P46"><text:span text:style-name="Absatz-Standardschriftart"><text:span text:style-name="T72"/></text:span></text:p>
      <text:p text:style-name="P1"><text:span text:style-name="Absatz-Standardschriftart"><text:span text:style-name="T128"/></text:span></text:p>
      <text:h text:style-name="P136" text:outline-level="2"><text:bookmark-start text:name="__RefHeading___Toc3606_42447094"/><text:span text:style-name="Absatz-Standardschriftart"><text:span text:style-name="T292">Offset and Gain </text:span></text:span><text:span text:style-name="Absatz-Standardschriftart">Calibration</text:span><text:bookmark-end text:name="__RefHeading___Toc3606_42447094"/></text:h>
      <text:p text:style-name="P73"><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73"><text:span text:style-name="Absatz-Standardschriftart"><text:span text:style-name="T3">To reduce this effect OpenHantek uses individual correction values:</text:span></text:span></text:p>
      <text:p text:style-name="P73"><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73"><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14">DSO-6022BE_</text:span></text:span><text:span text:style-name="Absatz-Standardschriftart"><text:span text:style-name="T215">NNNNNNNNNNNN</text:span></text:span><text:span text:style-name="Absatz-Standardschriftart"><text:span text:style-name="T214">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14">~/.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14">%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75"><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4">1. Short circuit both inputs, e.g. with a 50</text:span></text:span><text:span text:style-name="Absatz-Standardschriftart"><text:span text:style-name="T159">Ω</text:span></text:span><text:span text:style-name="Absatz-Standardschriftart"><text:span text:style-name="T154"> termination plug </text:span></text:span><text:span text:style-name="Absatz-Standardschriftart"><text:span text:style-name="T156">or by shorting the probe input</text:span></text:span><text:span text:style-name="Absatz-Standardschriftart"><text:span text:style-name="T157">s</text:span></text:span><text:span text:style-name="Absatz-Standardschriftart"><text:span text:style-name="T156">.</text:span></text:span><text:span text:style-name="Absatz-Standardschriftart"><text:span text:style-name="T154"><text:line-break/></text:span></text:span><text:span text:style-name="T153">2. Enable menu setting </text:span><text:span text:style-name="T158">Oscilloscope/Calibrate Offset</text:span><text:span text:style-name="T153">.</text:span></text:p>
      <text:p text:style-name="P77"><text:span text:style-name="T153">3. S</text:span><text:span text:style-name="T156">lowly s</text:span><text:span text:style-name="T153">elect all voltage settings for CH1 and CH2 </text:span><text:span text:style-name="T156">(set</text:span><text:span text:style-name="T155"> a </text:span><text:span text:style-name="T156">slow</text:span><text:span text:style-name="T155"> sample rate of e.g. 1</text:span><text:span text:style-name="T156">0</text:span><text:span text:style-name="T155"> ms/</text:span><text:span text:style-name="T156">div)</text:span><text:span text:style-name="T155">.</text:span><text:span text:style-name="T153"><text:line-break/>4. Disable menu setting </text:span><text:span text:style-name="T158">Oscilloscope/Calibrate Offset</text:span><text:span text:style-name="T153">.</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74"><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04">calibrate_6022.py</text:span></text:span><text:bookmark-end text:name="__RefHeading___Toc3992_42447094"/></text:h>
      <text:p text:style-name="P76"><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14">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76"><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74"><text:span text:style-name="Absatz-Standardschriftart"><text:span text:style-name="T3"/></text:span></text:p>
      <text:h text:style-name="P138"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1A6E18ECFAD458A0.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7">Timebase</text:span></text:span><text:span text:style-name="Absatz-Standardschriftart"><text:span text:style-name="T17"> between 10 ns/div and 100 ms/div in 1/2/5 steps. The display's width is 10 div, marked with vertical dotted lines on the screen.</text:span></text:span></text:p>
      <text:p text:style-name="P40"><text:span text:style-name="Absatz-Standardschriftart"><text:span text:style-name="T17">The optimal </text:span></text:span><text:span text:style-name="Absatz-Standardschriftart"><text:span text:style-name="T87">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36">0</text:span> MS/s a <text:span text:style-name="T236">2</text:span> <text:span text:style-name="T188">to 200 times</text:span> oversampling is used, i.e. to get 20 kS @ 1 MS/s the scope samples 200 kS @ 10 MS/s and averages over 10 samples each to decrease the noise floor by 10..<text:span text:style-name="T188">20 </text:span>dB. <text:span text:style-name="T265">This</text:span> increase the effective <text:span text:style-name="T188">resolution</text:span> of the 8-bit ADC to almost 10..<text:span text:style-name="T188">12</text:span> bit <text:span text:style-name="T265">at low speed operation</text:span>. </text:p>
      <text:p text:style-name="P14">(<text:span text:style-name="T188">E</text:span>ach 4X oversampling adds one bit, 4X → 9 bit, 16X→10 bit, <text:span text:style-name="T188">64X→11 bit, 256x → 12 bit</text:span>…). <text:s/></text:p>
      <text:p text:style-name="P1"><text:span text:style-name="T207">→</text:span><text:span text:style-name="T211"> </text:span><text:a xlink:type="simple" xlink:href="https://www.silabs.com/documents/public/application-notes/an118.pdf" text:style-name="Internet_20_link" text:visited-style-name="Visited_20_Internet_20_Link"><text:span text:style-name="T207">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2"/></text:span></text:p>
      <text:p text:style-name="P1"><text:span text:style-name="Absatz-Standardschriftart"><text:span text:style-name="T87">Format</text:span></text:span><text:span text:style-name="Absatz-Standardschriftart"><text:span text:style-name="T17"> selects T-Y (i.e. normal scope display, voltage (Y) over time (X)) <text:line-break/>or X-Y (CH1 = X, CH2 = Y</text:span></text:span><text:span text:style-name="Absatz-Standardschriftart"><text:span text:style-name="T34">)</text:span></text:span><text:span text:style-name="Absatz-Standardschriftart"><text:span text:style-name="T17">, the </text:span></text:span><text:span text:style-name="Absatz-Standardschriftart"><text:span text:style-name="T34">horizontal </text:span></text:span><text:span text:style-name="Absatz-Standardschriftart"><text:span text:style-name="T17">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7">channel CH2 left of the traces window.</text:span></text:span></text:p>
      <text:p text:style-name="P47"><text:span text:style-name="Absatz-Standardschriftart"><text:span text:style-name="T87">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7">32</text:span></text:span><text:span text:style-name="Absatz-Standardschriftart"><text:span text:style-name="T17"> Hz .. 100 kHz in </text:span></text:span><text:span text:style-name="Absatz-Standardschriftart"><text:span text:style-name="T77">small</text:span></text:span><text:span text:style-name="Absatz-Standardschriftart"><text:span text:style-name="T17">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text:span></text:span></text:p>
      <text:p text:style-name="P47"><text:span text:style-name="Absatz-Standardschriftart"><text:span text:style-name="T77">A HW modification allows to create a jitter-free signal, </text:span></text:span><text:span text:style-name="Absatz-Standardschriftart"><text:span text:style-name="T78">documentation is available on GitHub</text:span></text:span><text:span text:style-name="Absatz-Standardschriftart"><text:span text:style-name="T77">: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7">HANTEK6022_Frequency_Generator_Modification.pdf</text:span></text:span></text:a></text:p>
      <text:p text:style-name="P1"><text:span text:style-name="Absatz-Standardschriftart"><text:span text:style-name="T17">Two </text:span></text:span><text:span text:style-name="Absatz-Standardschriftart"><text:span text:style-name="T87">Markers</text:span></text:span><text:span text:style-name="Absatz-Standardschriftart"><text:span text:style-name="T17"> (vertical lines, marked with 1 and 2) allow </text:span></text:span><text:span text:style-name="Absatz-Standardschriftart"><text:span text:style-name="T31">to measure </text:span></text:span><text:span text:style-name="Absatz-Standardschriftart"><text:span text:style-name="T17">time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1">&lt;D</text:span></text:span><text:span text:style-name="Absatz-Standardschriftart"><text:span text:style-name="T44">ouble click</text:span></text:span><text:span text:style-name="Absatz-Standardschriftart"><text:span text:style-name="T51">&gt;</text:span></text:span><text:span text:style-name="Absatz-Standardschriftart"><text:span text:style-name="T44"> creates two markers with a distance of 1</text:span></text:span><text:span text:style-name="Absatz-Standardschriftart"><text:span text:style-name="T50">0</text:span></text:span><text:span text:style-name="Absatz-Standardschriftart"><text:span text:style-name="T44">% of the screen width, </text:span></text:span><text:span text:style-name="Absatz-Standardschriftart"><text:span text:style-name="T50">allowing</text:span></text:span><text:span text:style-name="Absatz-Standardschriftart"><text:span text:style-name="T44"> a </text:span></text:span><text:span text:style-name="Absatz-Standardschriftart"><text:span text:style-name="T51">10x </text:span></text:span><text:span text:style-name="Absatz-Standardschriftart"><text:span text:style-name="T44">zoom. </text:span></text:span><text:span text:style-name="Absatz-Standardschriftart"><text:span text:style-name="T51">&lt;</text:span></text:span><text:span text:style-name="Absatz-Standardschriftart"><text:span text:style-name="T54">Control</text:span></text:span><text:span text:style-name="Absatz-Standardschriftart"><text:span text:style-name="T51">&gt; </text:span></text:span><text:span text:style-name="Absatz-Standardschriftart"><text:span text:style-name="T50">d</text:span></text:span><text:span text:style-name="Absatz-Standardschriftart"><text:span text:style-name="T53">ecreases the distance to</text:span></text:span><text:span text:style-name="Absatz-Standardschriftart"><text:span text:style-name="T50"> 1% → </text:span></text:span><text:span text:style-name="Absatz-Standardschriftart"><text:span text:style-name="T51">100x </text:span></text:span><text:span text:style-name="Absatz-Standardschriftart"><text:span text:style-name="T50">zoom, </text:span></text:span><text:span text:style-name="Absatz-Standardschriftart"><text:span text:style-name="T51">&lt;</text:span></text:span><text:span text:style-name="Absatz-Standardschriftart"><text:span text:style-name="T54">Shift</text:span></text:span><text:span text:style-name="Absatz-Standardschriftart"><text:span text:style-name="T51">&gt; </text:span></text:span><text:span text:style-name="Absatz-Standardschriftart"><text:span text:style-name="T53">centers the </text:span></text:span><text:span text:style-name="Absatz-Standardschriftart"><text:span text:style-name="T52">markers </text:span></text:span><text:span text:style-name="Absatz-Standardschriftart"><text:span text:style-name="T51">around the trigger position. </text:span></text:span><text:span text:style-name="Absatz-Standardschriftart"><text:span text:style-name="T53">Both modifiers can be combined.</text:span></text:span><text:span text:style-name="Absatz-Standardschriftart"><text:span text:style-name="T44"><text:line-break/></text:span></text:span><text:span text:style-name="Absatz-Standardschriftart"><text:span text:style-name="T51">&lt;R</text:span></text:span><text:span text:style-name="Absatz-Standardschriftart"><text:span text:style-name="T44">ight double click</text:span></text:span><text:span text:style-name="Absatz-Standardschriftart"><text:span text:style-name="T51">&gt;</text:span></text:span><text:span text:style-name="Absatz-Standardschriftart"><text:span text:style-name="T44"> </text:span></text:span><text:span text:style-name="Absatz-Standardschriftart"><text:span text:style-name="T46">moves</text:span></text:span><text:span text:style-name="Absatz-Standardschriftart"><text:span text:style-name="T44"> </text:span></text:span><text:span text:style-name="Absatz-Standardschriftart"><text:span text:style-name="T53">the </text:span></text:span><text:span text:style-name="Absatz-Standardschriftart"><text:span text:style-name="T50">markers</text:span></text:span><text:span text:style-name="Absatz-Standardschriftart"><text:span text:style-name="T44"> out of the way </text:span></text:span><text:span text:style-name="Absatz-Standardschriftart"><text:span text:style-name="T50">to the left and right </text:span></text:span><text:span text:style-name="Absatz-Standardschriftart"><text:span text:style-name="T53">screen margins</text:span></text:span><text:span text:style-name="Absatz-Standardschriftart"><text:span text:style-name="T44">. </text:span></text:span></text:p>
      <text:p text:style-name="P39"><text:span text:style-name="Absatz-Standardschriftart"><text:span text:style-name="T54">&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3"/>
      <text:p text:style-name="P33"/>
      <text:p text:style-name="P33"><draw:frame draw:style-name="fr9" draw:name="Bild5" text:anchor-type="paragraph" svg:x="0cm" svg:y="0.263cm" svg:width="1.427cm" svg:height="4.456cm" draw:z-index="35"><draw:image xlink:href="Pictures/10000000000000290000008090A30A7DE2ED3C29.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8">P</text:span></text:span><text:span text:style-name="Absatz-Standardschriftart"><text:span text:style-name="T17">hosphor function (</text:span></text:span><text:span text:style-name="Absatz-Standardschriftart"><text:span text:style-name="T22">sine</text:span></text:span><text:span text:style-name="Absatz-Standardschriftart"><text:span text:style-name="T17"> </text:span></text:span><text:span text:style-name="Absatz-Standardschriftart"><text:span text:style-name="T23">wave</text:span></text:span><text:span text:style-name="Absatz-Standardschriftart"><text:span text:style-name="T22">s </text:span></text:span><text:span text:style-name="Absatz-Standardschriftart"><text:span text:style-name="T24">icon</text:span></text:span><text:span text:style-name="Absatz-Standardschriftart"><text:span text:style-name="T17">) simulates a slow fade out of traces to detect short events </text:span></text:span><text:span text:style-name="Absatz-Standardschriftart"><text:span text:style-name="T48">(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8" text:outline-level="2"><text:bookmark-start text:name="__RefHeading___Toc2049_515843379"/>Trigger<text:bookmark-end text:name="__RefHeading___Toc2049_515843379"/></text:h>
      <text:p text:style-name="P41"><draw:frame draw:style-name="fr17" draw:name="Bild3" text:anchor-type="paragraph" svg:x="0cm" svg:y="0.093cm" svg:width="5.944cm" svg:height="3.445cm" draw:z-index="56"><draw:image xlink:href="Pictures/10000000000000E900000087F5F6065DC296E6F2.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7">Slope</text:span></text:span><text:span text:style-name="Absatz-Standardschriftart"><text:span text:style-name="T17"> of the signal of the selected </text:span></text:span><text:span text:style-name="Absatz-Standardschriftart"><text:span text:style-name="T87">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7">Mode</text:span></text:span><text:span text:style-name="Absatz-Standardschriftart"><text:span text:style-name="T17"> can be:</text:span></text:span></text:p>
      <text:list xml:id="list1669452638" text:style-name="L2">
        <text:list-item>
          <text:p text:style-name="P144"><text:span text:style-name="T190">Auto</text:span> - display a <text:span text:style-name="T299">free-</text:span>running trace even if no trigger point is detected.</text:p>
        </text:list-item>
        <text:list-item>
          <text:p text:style-name="P145"><text:span text:style-name="T190">Normal</text:span> - display no trace without active trigger, hold the last triggered trace.</text:p>
        </text:list-item>
        <text:list-item>
          <text:p text:style-name="P146"><text:span text:style-name="T190">Single</text:span> - display a new <text:span text:style-name="T186">triggered</text:span> trace every time the space bar <text:span text:style-name="T299">(or key </text:span><text:span text:style-name="T195">&lt;S&gt;</text:span><text:span text:style-name="T299">)</text:span> is pressed.</text:p>
        </text:list-item>
        <text:list-item>
          <text:p text:style-name="P146"><text:span text:style-name="T194">Roll</text:span><text:span text:style-name="T300"> - display a</text:span><text:span text:style-name="T299">n untriggered</text:span><text:span text:style-name="T300"> free </text:span><text:span text:style-name="T299">sc</text:span><text:span text:style-name="T300">r</text:span><text:span text:style-name="T299">olling</text:span><text:span text:style-name="T300"> trace </text:span><text:span text:style-name="T299">(available </text:span><text:span text:style-name="T258">for timebase &gt;</text:span><text:span text:style-name="T299">= 200ms/div).</text:span><text:span text:style-name="T258"> </text:span><text:span text:style-name="T299">T</text:span><text:span text:style-name="T258">he display is </text:span><text:span text:style-name="T299">updated</text:span><text:span text:style-name="T258"> permanently in </text:span><text:span text:style-name="T224">real-tim</text:span><text:span text:style-name="T226">e.</text:span></text:p>
        </text:list-item>
      </text:list>
      <text:p text:style-name="P9"/>
      <text:p text:style-name="P79">The play/pause icon <text:span text:style-name="T135">  </text:span><text:span text:style-name="T141">(top left) </text:span><text:span text:style-name="T142">st</text:span><text:span text:style-name="T141">arts and </text:span><text:span text:style-name="T142">stop</text:span><text:span text:style-name="T141">s the display during Auto and Normal mode. </text:span></text:p>
      <text:p text:style-name="P9"><text:span text:style-name="T245">The keyboard shortcuts </text:span><text:span text:style-name="T196">&lt;S</text:span><text:span text:style-name="T190">pacebar</text:span><text:span text:style-name="T197">&gt;</text:span> <text:span text:style-name="T244">or </text:span><text:span text:style-name="T197">&lt;Pause&gt;</text:span><text:span text:style-name="T244"> or the key </text:span><text:span text:style-name="T197">&lt;S&gt;</text:span> <text:span text:style-name="T245">also work as </text:span><text:span text:style-name="T164">S</text:span><text:span text:style-name="T245">tart / </text:span><text:span text:style-name="T164">S</text:span><text:span text:style-name="T245">top.</text:span><text:line-break/>If the <text:span text:style-name="T190">&lt;</text:span><text:span text:style-name="T198">S</text:span><text:span text:style-name="T190">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190">&gt;</text:span> does not work under Windows, you <text:span text:style-name="T248">should</text:span> use the other alternatives. </text:p>
      <text:p text:style-name="P48"><text:span text:style-name="T112">The refresh icon </text:span><text:span text:style-name="T114">(key </text:span><text:span text:style-name="T118">&lt;R&gt;</text:span><text:span text:style-name="T114">) </text:span><text:span text:style-name="T113">clears the screen and </text:span><text:span text:style-name="T112">starts </text:span><text:span text:style-name="T115">a </text:span><text:span text:style-name="T112">new </text:span><text:span text:style-name="T116">trace</text:span><text:span text:style-name="T112"> in roll mode.</text:span></text:p>
      <text:p text:style-name="P9"/>
      <text:p text:style-name="P7">Trigger <text:span text:style-name="T170">Source</text:span> can <text:span text:style-name="T268">be </text:span>CH1, CH2 <text:span text:style-name="T304">or MATH</text:span></text:p>
      <text:p text:style-name="P6"/>
      <text:p text:style-name="P6">Trigger <text:span text:style-name="T170">Slope</text:span>:</text:p>
      <text:list xml:id="list508046005" text:style-name="L3">
        <text:list-item>
          <text:p text:style-name="P150"><text:span text:style-name="T16">↗</text:span><text:span text:style-name="T7"> <text:s/></text:span><text:span text:style-name="T8">Triggers on rising slope</text:span></text:p>
        </text:list-item>
        <text:list-item>
          <text:p text:style-name="P151"><text:span text:style-name="T16">↘</text:span><text:span text:style-name="T7"> <text:s/></text:span><text:span text:style-name="T8">Triggers on falling slope</text:span></text:p>
        </text:list-item>
        <text:list-item>
          <text:p text:style-name="P152"><text:span text:style-name="T151">⤨</text:span><text:span text:style-name="T7"> <text:s text:c="2"/></text:span><text:span text:style-name="T3">Triggers alternatively on rising and falling slope</text:span></text:p>
        </text:list-item>
      </text:list>
      <text:p text:style-name="P8"><text:span text:style-name="T271">Trigger setting can be </text:span><text:span text:style-name="T193">HF</text:span><text:span text:style-name="T268"> (trigger </text:span><text:span text:style-name="T3">even on fast spikes or glitches</text:span><text:span text:style-name="T268">), </text:span><text:span text:style-name="T193">Normal</text:span><text:span text:style-name="T268"> or </text:span><text:span text:style-name="T193">LF</text:span><text:span text:style-name="T268"> (t</text:span><text:span text:style-name="T3">rigger on </text:span><text:span text:style-name="T227">stable</text:span><text:span text:style-name="T3"> slope </text:span><text:span text:style-name="T187">only</text:span><text:span text:style-name="T3">, </text:span><text:span text:style-name="T187">ignore</text:span><text:span text:style-name="T3"> spikes</text:span><text:span text:style-name="T268">)</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7BDBE948D5DA4824.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91">TR</text:span></text:span><text:span text:style-name="Absatz-Standardschriftart"><text:span text:style-name="T17"> = triggered, </text:span></text:span><text:span text:style-name="Absatz-Standardschriftart"><text:span text:style-name="T92">TR</text:span></text:span><text:span text:style-name="Absatz-Standardschriftart"><text:span text:style-name="T17"> = not triggered), source, slope, </text:span></text:span><text:span text:style-name="Absatz-Standardschriftart"><text:span text:style-name="T32">voltage </text:span></text:span><text:span text:style-name="Absatz-Standardschriftart"><text:span text:style-name="T17">level and </text:span></text:span><text:span text:style-name="Absatz-Standardschriftart"><text:span text:style-name="T32">horizontal </text:span></text:span><text:span text:style-name="Absatz-Standardschriftart"><text:span text:style-name="T17">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7">.</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2">⤨</text:span><text:span text:style-name="T105">:</text:span><text:span text:style-name="T9"> <text:line-break/></text:span><text:span text:style-name="T10">Triggers on </text:span><text:span text:style-name="T9">alternating slope</text:span><text:span text:style-name="T10">s. Can be used together with </text:span><text:span text:style-name="T104">digital phosphor</text:span><text:span text:style-name="T10"> to show a kind of e</text:span><text:span text:style-name="T104">ye diagram</text:span><text:span text:style-name="T10">, either triggered on the signal itself or by a stable trigger signal<text:line-break/>on the other scope channel.</text:span></text:p>
      <text:h text:style-name="P136"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60C2F90FFF8622DD.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9">(</text:span><text:span text:style-name="T17">0 dBV equals 1 V rms</text:span><text:span text:style-name="T59">) </text:span><text:span text:style-name="T68">or based on another reference level, see below</text:span><text:span text:style-name="T17">.<text:line-break/></text:span><text:span text:style-name="Absatz-Standardschriftart"><text:span text:style-name="T100">The </text:span></text:span><text:span text:style-name="Absatz-Standardschriftart"><text:span text:style-name="T87">Frequencybase</text:span></text:span><text:span text:style-name="Absatz-Standardschriftart"><text:span text:style-name="T100"> setting selects the resolution of the spectrum in Hz/div.</text:span></text:span></text:p>
      <text:p text:style-name="P1"><text:span text:style-name="Absatz-Standardschriftart"><text:span text:style-name="T100"/></text:span></text:p>
      <text:p text:style-name="P42"><text:span text:style-name="Absatz-Standardschriftart"><text:span text:style-name="T17">The applied </text:span></text:span><text:span text:style-name="Absatz-Standardschriftart"><text:span text:style-name="T87">Window function</text:span></text:span><text:span text:style-name="Absatz-Standardschriftart"><text:span text:style-name="T17"> as well as the reference </text:span></text:span><text:span text:style-name="Absatz-Standardschriftart"><text:span text:style-name="T68">level</text:span></text:span><text:span text:style-name="Absatz-Standardschriftart"><text:span text:style-name="T17"> for the spectrum calculation can be changed in th</text:span></text:span><text:span text:style-name="Absatz-Standardschriftart"><text:span text:style-name="T65">e</text:span></text:span><text:span text:style-name="Absatz-Standardschriftart"><text:span text:style-name="T17"> menu: </text:span></text:span><text:span text:style-name="T83">O</text:span><text:span text:style-name="T17">scilloscope / </text:span><text:span text:style-name="T83">S</text:span><text:span text:style-name="T103">e</text:span><text:span text:style-name="T17">ttings / </text:span><text:span text:style-name="T85">A</text:span><text:span text:style-name="T58">nalysis</text:span></text:p>
      <text:p text:style-name="P1"><draw:frame draw:style-name="fr1" draw:name="Bild6" text:anchor-type="paragraph" svg:x="0cm" svg:y="0cm" svg:width="5.53cm" svg:height="1.376cm" draw:z-index="46"><draw:image xlink:href="Pictures/10000000000000D100000034FFE3BB1ECD6DED2C.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61">Hann</text:span> (raised cosine), <text:span text:style-name="T161">Gauss</text:span> or <text:span text:style-name="T161">Flat top</text:span>. The <text:span text:style-name="T179">Hann</text:span> window has the best frequency selectivity (narrowest bandwidth) while the <text:span text:style-name="T179">Flat top</text:span> window allows accurate amplitude measurements. Gauss <text:span text:style-name="T185">window characteristic </text:span>is in between. </text:p>
      <text:p text:style-name="P9">The Flat top window is typically employed on data where frequency peaks are distinct and well separated from each other <text:span text:style-name="T134">(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7">the maximum frequency is limited to the </text:span></text:span><text:span text:style-name="Absatz-Standardschriftart"><text:span text:style-name="T136">Nyquist frequency, </text:span></text:span><text:span text:style-name="Absatz-Standardschriftart"><text:span text:style-name="T137">this is</text:span></text:span><text:span text:style-name="Absatz-Standardschriftart"><text:span text:style-name="T136"> </text:span></text:span><text:span text:style-name="Absatz-Standardschriftart"><text:span text:style-name="T137">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85">at the cost of less selectivity.</text:span></text:p>
      <text:p text:style-name="P1"><text:span text:style-name="Absatz-Standardschriftart"><text:span text:style-name="T93">Important:</text:span></text:span><text:span text:style-name="Absatz-Standardschriftart"><text:span text:style-name="T17"> Sampling </text:span></text:span><text:span text:style-name="Absatz-Standardschriftart"><text:span text:style-name="T25">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80"><text:span text:style-name="Absatz-Standardschriftart"><text:span text:style-name="T17">The default </text:span></text:span><text:span text:style-name="Absatz-Standardschriftart"><text:span text:style-name="T87">Reference level</text:span></text:span><text:span text:style-name="Absatz-Standardschriftart"><text:span text:style-name="T93"> </text:span></text:span><text:span text:style-name="Absatz-Standardschriftart"><text:span text:style-name="T17">of 0 dBV converts a 1 V rms sinusoidal signal into a displayed <text:line-break/>0 dB amplitude frequency peak.<text:line-break/></text:span></text:span><text:span text:style-name="T17">Professional audio measurements typically use dBu (aka. </text:span><text:span text:style-name="T25">dB</text:span><text:span text:style-name="T17">m </text:span><text:span text:style-name="T60">@ 600 </text:span><text:span text:style-name="T143">Ω</text:span><text:span text:style-name="T60"> load</text:span><text:span text:style-name="T17">):<text:line-break/> <text:s/>0 dBu </text:span><text:span text:style-name="T61">= 0 dBm </text:span><text:span text:style-name="T17">= 0.775 V rms which corresponds to a reference level of </text:span><text:span text:style-name="T83">-2.2 dBV</text:span><text:span text:style-name="T17">.<text:line-break/></text:span><text:span text:style-name="T145">Conversely, for RF with a 50 Ω load, 0 dBm </text:span><text:span text:style-name="T146">equates</text:span><text:span text:style-name="T145"> approximately 0.224 volts:</text:span><text:span text:style-name="T138"><text:line-break/> <text:s/>0 dBm</text:span><text:span text:style-name="T60"> </text:span><text:span text:style-name="T61">= 0.224</text:span><text:span text:style-name="T147"> </text:span><text:span text:style-name="T61">V </text:span><text:span text:style-name="T60">corresponds to a reference level of </text:span><text:span text:style-name="T84">-13 dBV</text:span><text:span text:style-name="T60">.<text:line-break/></text:span><text:span text:style-name="Absatz-Standardschriftart"><text:span text:style-name="T17">The </text:span></text:span><text:span text:style-name="Absatz-Standardschriftart"><text:span text:style-name="T87">Minimum magnitude</text:span></text:span><text:span text:style-name="Absatz-Standardschriftart"><text:span text:style-name="T17"> setting hides the noise floor and calms the display; <text:line-break/>all spectral components below this level are not displayed.<text:line-break/></text:span></text:span><text:span text:style-name="Absatz-Standardschriftart"><text:span text:style-name="T62">The </text:span></text:span><text:span text:style-name="Absatz-Standardschriftart"><text:span text:style-name="T89">Power</text:span></text:span><text:span text:style-name="Absatz-Standardschriftart"><text:span text:style-name="T62"> setting allows to define a </text:span></text:span><text:span text:style-name="Absatz-Standardschriftart"><text:span text:style-name="T63">(dummy) </text:span></text:span><text:span text:style-name="Absatz-Standardschriftart"><text:span text:style-name="T62">load resistance </text:span></text:span><text:span text:style-name="Absatz-Standardschriftart"><text:span text:style-name="T63">of 1..1000 </text:span></text:span><text:span text:style-name="Absatz-Standardschriftart"><text:span text:style-name="T143">Ω</text:span></text:span><text:span text:style-name="Absatz-Standardschriftart"><text:span text:style-name="T62"> for which the </text:span></text:span><text:span text:style-name="Absatz-Standardschriftart"><text:span text:style-name="T86">power dissipation</text:span></text:span><text:span text:style-name="Absatz-Standardschriftart"><text:span text:style-name="T62"> of the measured voltage</text:span></text:span><text:span text:style-name="Absatz-Standardschriftart"><text:span text:style-name="T63">s</text:span></text:span><text:span text:style-name="Absatz-Standardschriftart"><text:span text:style-name="T62"> is determined </text:span></text:span><text:span text:style-name="Absatz-Standardschriftart"><text:span text:style-name="T63">( R = 0 disables the calculation).</text:span></text:span><text:span text:style-name="Absatz-Standardschriftart"><text:span text:style-name="T64"><text:line-break/></text:span></text:span><text:span text:style-name="Absatz-Standardschriftart"><text:span text:style-name="T66">Also t</text:span></text:span><text:span text:style-name="Absatz-Standardschriftart"><text:span text:style-name="T64">he </text:span></text:span><text:span text:style-name="Absatz-Standardschriftart"><text:span text:style-name="T90">THD</text:span></text:span><text:span text:style-name="Absatz-Standardschriftart"><text:span text:style-name="T64"> of the signal can be </text:span></text:span><text:span text:style-name="Absatz-Standardschriftart"><text:span text:style-name="T66">shown </text:span></text:span><text:span text:style-name="Absatz-Standardschriftart"><text:span text:style-name="T64">optionally </text:span></text:span><text:span text:style-name="Absatz-Standardschriftart"><text:span text:style-name="T69">(only useful for harmonic signals)</text:span></text:span><text:span text:style-name="Absatz-Standardschriftart"><text:span text:style-name="T64">.<text:line-break/>Calculation: <text:s/></text:span></text:span><text:span text:style-name="Absatz-Standardschriftart"><text:span text:style-name="T272">THD = sqrt( power of all harmonics / power of fundam</text:span></text:span><text:span text:style-name="Absatz-Standardschriftart"><text:span text:style-name="T273">e</text:span></text:span><text:span text:style-name="Absatz-Standardschriftart"><text:span text:style-name="T272">ntal )</text:span></text:span></text:p>
      <text:h text:style-name="P136" text:outline-level="2"><text:bookmark-start text:name="__RefHeading___Toc2053_515843379"/>Zoom <text:span text:style-name="T274">F</text:span>unction<text:bookmark-end text:name="__RefHeading___Toc2053_515843379"/></text:h>
      <text:p text:style-name="P72"/>
      <text:h text:style-name="P96"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9">icon, shortcut key &lt;Z&gt;) opens</text:span> a <text:span text:style-name="T184">second </text:span>window below the main window with an enlarged time range corresponding to the distance between the markers (1 &amp; 2).<text:bookmark-end text:name="__RefHeading___Toc2055_515843379"/></text:h>
      <text:h text:style-name="P96" text:outline-level="1"/>
      <text:h text:style-name="P147" text:outline-level="1"><text:span text:style-name="Absatz-Standardschriftart"><text:span text:style-name="T235">New markers can be positioned by click and drag inside the (un-zoomed) trace window.</text:span></text:span></text:h>
      <text:h text:style-name="P147" text:outline-level="1"><text:span text:style-name="Absatz-Standardschriftart"><text:span text:style-name="T235">A &lt;double click&gt; (left) creates two markers close to each other with a distance of 10% of the screen width, thus defining a zoom rate of 10, &lt;ctrl double click&gt; defines zoom = 100.</text:span></text:span></text:h>
      <text:h text:style-name="P148" text:outline-level="1"><text:span text:style-name="Absatz-Standardschriftart"><text:span text:style-name="T259">The shift modifier centres the markers around the trigger point.</text:span></text:span></text:h>
      <text:h text:style-name="P97" text:outline-level="1">The &lt;scroll wheel&gt; moves both markers left / right, &lt;<text:span text:style-name="T290">shift scroll wheel</text:span>&gt; <text:span text:style-name="T290">moves the markers left / right with smaller steps (one step moves the zoomed content 10% of the screen width), </text:span>&lt;ctrl scroll wheel&gt; changes their distance <text:span text:style-name="T290">(up to zoom 500x)</text:span>.</text:h>
      <text:h text:style-name="P97" text:outline-level="1"/>
      <text:h text:style-name="P96" text:outline-level="1"><draw:frame draw:style-name="fr1" draw:name="Bild27" text:anchor-type="paragraph" svg:x="0cm" svg:y="0cm" svg:width="17cm" svg:height="13.384cm" draw:z-index="25"><draw:image xlink:href="Pictures/10000000000003D7000003067911C7F61AA95405.png" xlink:type="simple" xlink:show="embed" xlink:actuate="onLoad" draw:mime-type="image/png"/></draw:frame><draw:line text:anchor-type="paragraph" draw:z-index="26" draw:name="Form9" draw:style-name="gr5" draw:text-style-name="P158" svg:x1="6.968cm" svg:y1="6.332cm" svg:x2="1.422cm" svg:y2="7.279cm"><text:p/></draw:line><draw:line text:anchor-type="paragraph" draw:z-index="27" draw:name="Form10" draw:style-name="gr5" draw:text-style-name="P158" svg:x1="7.659cm" svg:y1="6.346cm" svg:x2="13.025cm" svg:y2="7.304cm"><text:p/></draw:line></text:h>
      <text:h text:style-name="P98" text:outline-level="1">Mouse wheel scroll in the black border around the traces area changes the ratio of zoom to main window height between 1:1, <text:span text:style-name="T298">2:</text:span>1, <text:span text:style-name="T298">4:</text:span>1, <text:span text:style-name="T298">8:</text:span>1 and 16:1. <text:s/></text:h>
      <text:h text:style-name="P136" text:outline-level="2"><text:bookmark-start text:name="__RefHeading___Toc2057_515843379"/>Cursor Measurements <text:bookmark-end text:name="__RefHeading___Toc2057_515843379"/></text:h>
      <text:p text:style-name="P66"/>
      <text:p text:style-name="P49"><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9">icon, shortcut &lt;M&gt;</text:span>) allows to measure voltage or spectral amplitude as well as time or frequency intervals of one or more displayed tracks.</text:p>
      <text:p text:style-name="P50"/>
      <text:p text:style-name="P70"><text:span text:style-name="T1">Select the trace (e.g. SP1), set </text:span><text:span text:style-name="T111">it to </text:span><text:span text:style-name="T1">ON </text:span><text:span text:style-name="T111">(clicking on the ON/OFF text toggles its state)</text:span><text:span text:style-name="T1"> and draw a </text:span><text:span text:style-name="T106">(yellow) </text:span><text:span text:style-name="T1">rectangle (red circle) </text:span><text:span text:style-name="T107">to measure e.g. frequency and magnitude difference.</text:span></text:p>
      <text:p text:style-name="P71"><text:span text:style-name="T1">You can </text:span><text:span text:style-name="T108">also </text:span><text:span text:style-name="T1">draw </text:span><text:span text:style-name="T108">another</text:span><text:span text:style-name="T1"> </text:span><text:span text:style-name="T106">(blue) </text:span><text:span text:style-name="T1">rectangle (</text:span><text:span text:style-name="T108">purple circle) </text:span><text:span text:style-name="T109">to measure</text:span><text:span text:style-name="T108"> a different trace.</text:span></text:p>
      <text:p text:style-name="P68"><draw:frame draw:style-name="fr5" draw:name="Bild25" text:anchor-type="paragraph" svg:x="0cm" svg:y="-0.062cm" svg:width="17cm" svg:height="13.384cm" draw:z-index="2"><draw:image xlink:href="Pictures/10000000000003D700000306570A87C3D3713CF0.png" xlink:type="simple" xlink:show="embed" xlink:actuate="onLoad" draw:mime-type="image/png"/></draw:frame><draw:custom-shape text:anchor-type="paragraph" draw:z-index="19" draw:name="Form5" draw:style-name="gr9" draw:text-style-name="P157"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9"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7"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7"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9">A quick measurement is possible at any time with the right mouse button, it shows the time and/or frequency at the cursor position, as well as the measured value if the cursor is within or near some traces.</text:p>
      <text:h text:style-name="P136" text:outline-level="2"><draw:frame draw:style-name="fr10" draw:name="Bild16" text:anchor-type="paragraph" svg:x="8.049cm" svg:y="0.893cm" svg:width="9.084cm" svg:height="7.026cm" draw:z-index="52"><draw:image xlink:href="Pictures/100000000000034C000002801D250FEFA093D335.png" xlink:type="simple" xlink:show="embed" xlink:actuate="onLoad" draw:mime-type="image/png"/></draw:frame><text:bookmark-start text:name="__RefHeading___Toc2059_515843379"/>Settings<text:bookmark-end text:name="__RefHeading___Toc2059_515843379"/></text:h>
      <text:h text:style-name="P99" text:outline-level="2">The program<text:span text:style-name="T253"> </text:span><text:span text:style-name="T256">behaviour </text:span>can be <text:span text:style-name="T251">chosen</text:span> in Oscilloscope / Settings / Scope menu:</text:h>
      <text:h text:style-name="P101" text:outline-level="2"><text:span text:style-name="T161">Horizontal</text:span><text:line-break/>If you want to measure very slow signals the <text:span text:style-name="T169">slowest</text:span><text:span text:style-name="T161"> </text:span><text:span text:style-name="T169">possible </text:span><text:span text:style-name="T161">timebase</text:span> can be increased <text:span text:style-name="T252">up </text:span>to 1<text:span text:style-name="T260">0</text:span> s/div (this shows 10<text:span text:style-name="T260">0</text:span> s on the screen).<text:line-break/><text:span text:style-name="T257">Be patient, in AUTO or NORMAL mode the scope will not refresh the trace on screen unless a full block is captured </text:span><text:span text:style-name="T298">(and triggered for NORMAL)</text:span><text:span text:style-name="T257">, </text:span><text:span text:style-name="T301">but </text:span><text:span text:style-name="T257">in ROLL mode the screen is updated permanently. <text:line-break/>Longer hold-off time between captured frames allows to lower the CPU load, while faster sampling improves the triggering on rare events.</text:span></text:h>
      <text:h text:style-name="P120" text:outline-level="2">Graph</text:h>
      <text:h text:style-name="P103" text:outline-level="2"><text:span text:style-name="T169">Interpolation</text:span><text:span text:style-name="T257"> mode can be either </text:span><text:span text:style-name="T254">Off,</text:span><text:span text:style-name="T200"> </text:span><text:span text:style-name="T254">Linear, </text:span><text:span text:style-name="T255">Step or Sinc</text:span><text:span text:style-name="T200"> </text:span>:<text:line-break/>- <text:span text:style-name="T168">Off</text:span><text:span text:style-name="T183"> </text:span><text:span text:style-name="T200">displays only the real sampled points, difficult to detect with fast time base.<text:line-break/>- </text:span><text:span text:style-name="T168">Linear</text:span><text:span text:style-name="T200"> connects these points by straight lines, showing a continuous time curve.<text:line-break/>- </text:span><text:span text:style-name="T173">Step</text:span><text:span text:style-name="T200"> connects the points by steps, making it easier to see the real sample</text:span><text:span text:style-name="T301">d</text:span><text:span text:style-name="T200"> values.<text:line-break/>- </text:span><text:span text:style-name="T173">Sinc</text:span><text:span text:style-name="T200"> interpolates with a bandlimited rounded curve if too few values are on screen, </text:span><text:span text:style-name="T286">else linear.</text:span><text:span text:style-name="T200"> </text:span><text:span text:style-name="T286">It uses the simple heuristic: 'displayed values' &lt; 'screen width in pixels'. </text:span></text:h>
      <text:h text:style-name="P104" text:outline-level="2"><text:bookmark-start text:name="__RefHeading___Toc2073_515843379"/><text:span text:style-name="T161">Digital phosphor depth</text:span> defines the numbers of fading previous traces on the screen.<text:bookmark-end text:name="__RefHeading___Toc2073_515843379"/></text:h>
      <text:h text:style-name="P105" text:outline-level="2"><text:span text:style-name="T161">Export zoomed screen in double height</text:span> is applied to exported hardcopy images as shown on the next page.</text:h>
      <text:h text:style-name="P105" text:outline-level="2"><text:span text:style-name="T161">Measurement</text:span> cursors <text:span text:style-name="T161">position</text:span> can be either left or right of the scope's screen.</text:h>
      <text:h text:style-name="P100" text:outline-level="2">The program <text:span text:style-name="T166">Configuration</text:span> can be <text:span text:style-name="T251">chosen</text:span> in Oscilloscope / Settings / Scope menu:</text:h>
      <text:h text:style-name="P102" text:outline-level="2">The scope settings are automatically saved between sessions - for each unit individually based on the serial number. Automatic <text:span text:style-name="T161">saving </text:span><text:span text:style-name="T172">on exit</text:span><text:span text:style-name="T276"> </text:span>can be deactivated, e.g. to always start with a predefined setup.</text:h>
      <text:h text:style-name="P102" text:outline-level="2">It is also possible to discard all user settings and <text:span text:style-name="T258">restart </text:span>the <text:span text:style-name="T258">next time with </text:span><text:span text:style-name="T161">default settings.</text:span></text:h>
      <text:h text:style-name="P121" text:outline-level="2">The program shows <text:span text:style-name="T161">tooltips</text:span> for most user interface elements, useful for beginners, you can disable them if you're experienced.</text:h>
      <text:h text:style-name="P122" text:outline-level="2">If you have modified the HW of the scope to support <text:span text:style-name="T161">AC coupling</text:span> <text:span text:style-name="T261">(see detailed info in the Help menu)</text:span>, <text:span text:style-name="T261">tick the box</text:span> here to use this function <text:span text:style-name="T261">after the next restart</text:span>.</text:h>
      <text:h text:style-name="P129" text:outline-level="1"><text:bookmark-start text:name="__RefHeading___Toc2075_515843379"/>Data Export<text:bookmark-end text:name="__RefHeading___Toc2075_515843379"/></text:h>
      <text:p text:style-name="P51"><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60">he </text:span><text:span text:style-name="T162">Export CSV</text:span><text:span text:style-name="T160"> function allows to store the measured samples and the resulting spectral values as a *.csv file (comma separated values). </text:span></text:p>
      <text:p text:style-name="P49">All 20000 voltage samples as well as all 10001 calculated spectral components of all active channels are stored. </text:p>
      <text:p text:style-name="P52"><draw:frame draw:style-name="fr8" draw:name="Bild30" text:anchor-type="paragraph" svg:x="11.003cm" svg:y="0.282cm" svg:width="5.932cm" svg:height="2.565cm" draw:z-index="28"><draw:image xlink:href="Pictures/100000000000011A0000007AE8E0A61A29E893DF.png" xlink:type="simple" xlink:show="embed" xlink:actuate="onLoad" draw:mime-type="image/png"/></draw:frame>The values are stored <text:span text:style-name="T176">as<text:line-break/></text:span>SI basic units: <text:line-break/>seconds, volts, hertz and dB.</text:p>
      <text:p text:style-name="P51">The <text:span text:style-name="T174">field </text:span>separator, usually a comma, is automatically <text:span text:style-name="T144">changed to a semicolon</text:span> for countries where the comma is used as <text:span text:style-name="T121">the</text:span> decimal separator, e.g. Germany.</text:p>
      <text:p text:style-name="P58"><text:span text:style-name="T161">Export JSON</text:span> stores the samples in JSON format with the same SI basic units as above.</text:p>
      <text:p text:style-name="P53"><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3"><text:span text:style-name="T175">The </text:span><text:span text:style-name="T165">Screenshot ..</text:span><text:span text:style-name="T175"> function captures the program window as a *.png picture (*.jpg is also possible) or a *.pdf file.</text:span></text:p>
      <text:p text:style-name="P59"><text:span text:style-name="T161">Screenshot</text:span> stores as <text:span text:style-name="T281">&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5">The <text:span text:style-name="T161">Hardcopy ..</text:span> function creates an image/<text:span text:style-name="T250">pdf</text:span> of the scope screen in printer<text:span text:style-name="T175"> colors </text:span>th<text:span text:style-name="T250">at</text:span> <text:span text:style-name="T250">are optimized for print on paper; Hardcopy stores as &lt;DATE&gt;_&lt;TIME&gt;.png without asking. </text:span></text:p>
      <text:p text:style-name="P54"><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4"/>
      <text:p text:style-name="P57">A zoomed screen <text:span text:style-name="T302">with 1:1 ratio of Zoom:main can be</text:span> scaled to double height, configuration: Oscilloscope/Settings/Scope</text:p>
      <text:p text:style-name="P54"/>
      <text:p text:style-name="P56"/>
      <text:p text:style-name="P56"/>
      <text:p text:style-name="P56"><text:span text:style-name="T175">The </text:span><text:span text:style-name="T163">Print ..</text:span><text:span text:style-name="T175"> function sends the hardcopy screen content to the printer in pdf format.</text:span></text:p>
      <text:h text:style-name="P135" text:outline-level="1"><text:bookmark-start text:name="__RefHeading___Toc2077_515843379"/>Appearance<text:bookmark-end text:name="__RefHeading___Toc2077_515843379"/></text:h>
      <text:h text:style-name="P106" text:outline-level="1"/>
      <text:h text:style-name="P107" text:outline-level="1"><text:bookmark-start text:name="__RefHeading___Toc2079_515843379"/>OpenHantek<text:span text:style-name="T221">6022</text:span> provides translations for <text:span text:style-name="T283">Chinese, </text:span>French, German, Italian, <text:span text:style-name="T279">Polish, </text:span>Portuguese, <text:span text:style-name="T248">Russian</text:span> <text:span text:style-name="T236">and Spanish </text:span><text:span text:style-name="T293">and Swedish</text:span>. The <text:span text:style-name="T283">Chinese, French, </text:span>German, <text:span text:style-name="T279">Polish, Russian, Spanish </text:span><text:span text:style-name="T293">and Swedish</text:span> translation<text:span text:style-name="T236">s</text:span> <text:span text:style-name="T236">are</text:span> complete, the other languages are <text:span text:style-name="T288">almost complete</text:span>. <text:span text:style-name="T283">The translations were </text:span><text:span text:style-name="T288">provided and </text:span><text:span text:style-name="T283">c</text:span><text:span text:style-name="T288">hecked</text:span><text:span text:style-name="T283"> by native speakers. Volunteers for other languages are welcome!</text:span><text:bookmark-end text:name="__RefHeading___Toc2079_515843379"/></text:h>
      <text:h text:style-name="P108" text:outline-level="1"><text:bookmark-start text:name="__RefHeading___Toc2081_515843379"/>OpenHantek<text:span text:style-name="T221">6022</text:span> automatically adapts to the used light or dark system <text:span text:style-name="T289">or user</text:span> theme.<text:bookmark-end text:name="__RefHeading___Toc2081_515843379"/></text:h>
      <text:h text:style-name="P108"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08" text:outline-level="1"/>
      <text:h text:style-name="P108" text:outline-level="1"><draw:frame draw:style-name="fr5" draw:name="Bild38" text:anchor-type="paragraph" svg:x="3.346cm" svg:y="0.109cm" svg:width="10.502cm" svg:height="7.742cm" draw:z-index="38"><draw:image xlink:href="Pictures/100000000000041A000003068A325CE0F0F199C5.png" xlink:type="simple" xlink:show="embed" xlink:actuate="onLoad" draw:mime-type="image/png"/></draw:frame></text:h>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9" text:outline-level="1"/>
      <text:h text:style-name="P110"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20">aces</text:span> on the screen as well as the exported <text:span text:style-name="T220">png </text:span>/ p<text:span text:style-name="T220">df</text:span> documents can be adjusted individually in the <text:span text:style-name="T220">menu</text:span> <text:line-break/><text:span text:style-name="T220">Oscilloscope / Settings / C</text:span>olor<text:span text:style-name="T220">s</text:span>.<text:bookmark-end text:name="__RefHeading___Toc2083_515843379"/></text:h>
      <text:h text:style-name="P111" text:outline-level="1">You can <text:span text:style-name="T282">also </text:span>select <text:span text:style-name="T161">Fusion style</text:span> instead of the <text:span text:style-name="T282">system theme style, active after next restart. Especially on Linux systems Fusion gives a more compact window that fits perfectly on smaller screens, e.g. HD1280x720 of older Laptops.</text:span></text:h>
      <text:h text:style-name="P112" text:outline-level="1">It <text:span text:style-name="T289">is </text:span>possible to select an <text:span text:style-name="T222">Auto</text:span> (=System), <text:span text:style-name="T222">Light</text:span> or <text:span text:style-name="T222">Dark</text:span> <text:span text:style-name="T161">Theme</text:span>, <text:span text:style-name="T282">active after next restart.</text:span></text:h>
      <text:h text:style-name="P113" text:outline-level="2"><text:span text:style-name="T167">F</text:span><text:span text:style-name="T161">ont size</text:span><text:span text:style-name="T253"> can be set from 6 to 24 point after next restart (default = 10). This setting allows to scale the text and widgets to adapt for different screen sizes and dpi values.</text:span></text:h>
      <text:h text:style-name="P133" text:outline-level="1"><text:bookmark-start text:name="__RefHeading___Toc3602_42447094"/>Command <text:span text:style-name="T274">L</text:span>ine <text:span text:style-name="T274">O</text:span>ptions<text:bookmark-end text:name="__RefHeading___Toc3602_42447094"/></text:h>
      <text:p text:style-name="P63">OpenHantek6022 offers <text:span text:style-name="T264">these</text:span> command line options:</text:p>
      <text:p text:style-name="P83">Usage: ./OpenHantek [options]</text:p>
      <text:p text:style-name="P83"/>
      <text:p text:style-name="P83">Options:</text:p>
      <text:p text:style-name="P83"><text:s text:c="2"/>-h, --help <text:s text:c="14"/>Displays help on commandline options.</text:p>
      <text:p text:style-name="P83"><text:s text:c="2"/>--help-all <text:s text:c="14"/>Displays help including Qt specific options.</text:p>
      <text:p text:style-name="P83"><text:s text:c="2"/>-v, --version <text:s text:c="11"/>Displays version information.</text:p>
      <text:p text:style-name="P83"><text:s text:c="2"/>-c, --config &lt;File&gt; <text:s text:c="5"/>Load config file</text:p>
      <text:p text:style-name="P83"><text:s text:c="2"/>-d, --demoMode <text:s text:c="10"/>Demo mode without scope HW</text:p>
      <text:p text:style-name="P83"><text:s text:c="2"/>-e, --useGLES <text:s text:c="11"/>Use OpenGL ES instead of OpenGL</text:p>
      <text:p text:style-name="P83"><text:s text:c="2"/>--useGLSL120 <text:s text:c="12"/>Force OpenGL SL version 1.20</text:p>
      <text:p text:style-name="P83"><text:s text:c="2"/>--useGLSL150 <text:s text:c="12"/>Force OpenGL SL version 1.50</text:p>
      <text:p text:style-name="P83"><text:s text:c="2"/>-i, --international <text:s text:c="5"/>Show the international interface, do not translate</text:p>
      <text:p text:style-name="P83"><text:s text:c="2"/>-f, --font &lt;Font&gt; <text:s text:c="7"/>Define the system font</text:p>
      <text:p text:style-name="P92"><text:s text:c="2"/>-s, --size &lt;Size&gt; <text:s text:c="7"/>Set the font size (default=10, 0: automatic from <text:span text:style-name="T295">dpi)</text:span></text:p>
      <text:p text:style-name="P83"><text:s text:c="2"/>--condensed &lt;Condensed&gt; <text:s/>Set the font condensed value (default=87)</text:p>
      <text:p text:style-name="P83"><text:s text:c="2"/>--resetSettings <text:s text:c="9"/>Reset persistent settings, start with default</text:p>
      <text:p text:style-name="P83"><text:s text:c="2"/>--verbose &lt;Level&gt; <text:s text:c="7"/>Verbose tracing of program startup, ui and</text:p>
      <text:p text:style-name="P83"><text:s text:c="27"/>processing steps</text:p>
      <text:p text:style-name="P83"/>
      <text:p text:style-name="P64">The –use… options allow to force a different OpenGL version than the automatically detected (e.g. in case of display artifacts).</text:p>
      <text:p text:style-name="P65">The font setting options allow to adapt <text:span text:style-name="T275">the appearance for very small and very big screens, the widgets will be scaled accordingly. The font size is also available from the settings menu.</text:span></text:p>
      <text:p text:style-name="P87">The verbose setting allows to trace the program startup/shutdow, the user interaction, and the processing with increasing details, <text:span text:style-name="T280">output goes to stderr</text:span>: 0: quiet; 1,2: startup <text:span text:style-name="T280">and </text:span>shutdown; <text:s/>3,4: <text:span text:style-name="T280">+</text:span>user interaction; 5,6: <text:span text:style-name="T280">+</text:span>data processing (lot of output!); <text:span text:style-name="T296">7: +USB communication;</text:span></text:p>
      <text:h text:style-name="Heading_20_1" text:outline-level="1"><text:bookmark-start text:name="__RefHeading___Toc3600_42447094"/>Tips and Tricks for the Experienced User<text:bookmark-end text:name="__RefHeading___Toc3600_42447094"/></text:h>
      <text:h text:style-name="P114" text:outline-level="1">Under Linux the program <text:span text:style-name="T234">tries to get</text:span> a higher <text:span text:style-name="T234">real-time </text:span>priority to <text:span text:style-name="T233">yield</text:span> a <text:span text:style-name="T234">slightly</text:span> better USB allocation, especially at high sampling rates (30 MS/s for one channel, 15MS/s for two channels). To make this possible, the user must be a member of a real-time group. <text:s/>This could be <text:span text:style-name="T275">e.g. the group </text:span><text:span text:style-name="T222">audio</text:span>, if you are performing professional audio processing with JACK. </text:h>
      <text:p text:style-name="P88"><text:span text:style-name="T228"><text:s text:c="4"/></text:span><text:span text:style-name="T229">1.</text:span><text:span text:style-name="T228"> </text:span><text:span text:style-name="T229">set</text:span><text:span text:style-name="T228"> </text:span><text:span text:style-name="T229">limits</text:span><text:span text:style-name="T228"> </text:span><text:span text:style-name="T229">in</text:span><text:span text:style-name="T228"> </text:span><text:span text:style-name="T229">/etc/security/limits.d:</text:span></text:p>
      <text:p text:style-name="P88"><text:span text:style-name="T228"><text:s text:c="7"/></text:span><text:span text:style-name="T229">@audio</text:span><text:span text:style-name="T228"> </text:span><text:span text:style-name="T229">-</text:span><text:span text:style-name="T228"> </text:span><text:span text:style-name="T229">rtprio</text:span><text:span text:style-name="T228"> </text:span><text:span text:style-name="T229">9</text:span><text:span text:style-name="T232">0</text:span></text:p>
      <text:p text:style-name="P88"><text:span text:style-name="T228"><text:s text:c="4"/></text:span><text:span text:style-name="T229">2.</text:span><text:span text:style-name="T228"> </text:span><text:span text:style-name="T229">add</text:span><text:span text:style-name="T228"> </text:span><text:span text:style-name="T229">user</text:span><text:span text:style-name="T228"> </text:span><text:span text:style-name="T229">to</text:span><text:span text:style-name="T228"> </text:span><text:span text:style-name="T229">the</text:span><text:span text:style-name="T228"> </text:span><text:span text:style-name="T229">group,</text:span><text:span text:style-name="T228"> </text:span><text:span text:style-name="T229">e.g.</text:span><text:span text:style-name="T228"> </text:span><text:span text:style-name="T229">audio:</text:span></text:p>
      <text:p text:style-name="P91"><text:span text:style-name="T228"><text:s text:c="7"/></text:span><text:span text:style-name="T229">usermod</text:span><text:span text:style-name="T228"> </text:span><text:span text:style-name="T229">-a</text:span><text:span text:style-name="T228"> </text:span><text:span text:style-name="T229">-G</text:span><text:span text:style-name="T228"> </text:span><text:span text:style-name="T229">audio</text:span><text:span text:style-name="T228"> </text:span><text:span text:style-name="T229">&lt;</text:span><text:span text:style-name="T231">your_</text:span><text:span text:style-name="T229">user_name&gt;</text:span></text:p>
      <text:h text:style-name="P114" text:outline-level="1">But you can also set the limits for your user only:</text:h>
      <text:p text:style-name="P89"><text:span text:style-name="T228"><text:s text:c="4"/></text:span><text:span text:style-name="T229">1.</text:span><text:span text:style-name="T228"> </text:span><text:span text:style-name="T229">set</text:span><text:span text:style-name="T228"> </text:span><text:span text:style-name="T229">limits</text:span><text:span text:style-name="T228"> </text:span><text:span text:style-name="T229">in</text:span><text:span text:style-name="T228"> </text:span><text:span text:style-name="T229">/etc/security/limits.d:</text:span></text:p>
      <text:p text:style-name="P90"><text:span text:style-name="T228"><text:s text:c="7"/></text:span><text:span text:style-name="T230">&lt;</text:span><text:span text:style-name="T231">your_</text:span><text:span text:style-name="T230">user_name&gt;</text:span><text:span text:style-name="T228"> </text:span><text:span text:style-name="T229">-</text:span><text:span text:style-name="T228"> </text:span><text:span text:style-name="T229">rtprio</text:span><text:span text:style-name="T228"> </text:span><text:span text:style-name="T229">9</text:span><text:span text:style-name="T232">0</text:span></text:p>
      <text:h text:style-name="P126" text:outline-level="1"/>
      <text:p text:style-name="P5"><text:span text:style-name="T285">These settings work best when you're using a realtime-kernel, e.g. the debian package </text:span><text:span text:style-name="T150">linux-image-rt-amd64</text:span><text:span text:style-name="T148">. But also the recent standard kernels allow to set higher priority and better scheduling </text:span><text:span text:style-name="T149">if enabled for your user.</text:span></text:p>
      <text:p text:style-name="P5"/>
      <text:h text:style-name="P130"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10"/></text:span></text:p>
      <text:h text:style-name="P127" text:outline-level="1"/>
      <text:h text:style-name="P127" text:outline-level="1"/>
      <text:h text:style-name="P128"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15" text:outline-level="1"><text:bookmark-start text:name="__RefHeading___Toc2087_515843379"/>The input signal V<text:span text:style-name="T217">in</text:span> is divided 1:10 by a frequency compensated resistors R27/17 and R31/21. Clamping diode A7 limits V<text:span text:style-name="T217">e</text:span> to ±5 V <text:span text:style-name="T180">(equates Vin = ±50 V). U11/7 together with the analog multiplexer amplifies V</text:span><text:span text:style-name="T219">e</text:span><text:span text:style-name="T180"> by 1X, 2X, 5X or 10X (Vout). </text:span><text:bookmark-end text:name="__RefHeading___Toc2087_515843379"/></text:h>
      <text:h text:style-name="P116"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7">out</text:span> is fed into the ADC AD9288 that measures the difference between A<text:span text:style-name="T217">in</text:span> and /A<text:span text:style-name="T217">in</text:span> and converts the difference input voltage range -512 mV .. +512 mV <text:line-break/>into digital values 0x00 .. 0xFF (0 V equates 0x80). <text:bookmark-end text:name="__RefHeading___Toc2089_515843379"/></text:h>
      <text:h text:style-name="P117" text:outline-level="1"><text:bookmark-start text:name="__RefHeading___Toc2091_515843379"/>Unfortunately Hantek decided to operate the ADC far out of spec with a common mode voltage V<text:span text:style-name="T217">c</text:span> = 0 V, which is contrary to the data sheet requirement for the common mode voltage:<text:bookmark-end text:name="__RefHeading___Toc2091_515843379"/></text:h>
      <text:h text:style-name="P123" text:outline-level="1"><text:bookmark-start text:name="__RefHeading___Toc2093_515843379"/><text:tab/>V<text:span text:style-name="T217">c</text:span> = 0.3 x V<text:span text:style-name="T217">d</text:span> – 0.2 V .. 0.3 x V<text:span text:style-name="T217">d</text:span> + 0.2 V, <text:line-break/><text:tab/>with V<text:span text:style-name="T217">d</text:span> = 3 V → <text:span text:style-name="T182">V</text:span><text:span text:style-name="T218">c</text:span><text:span text:style-name="T182"> = 2.7 V .. 3.1 V</text:span> <text:bookmark-end text:name="__RefHeading___Toc2093_515843379"/></text:h>
      <text:h text:style-name="P118" text:outline-level="1">Probably due to this misdesign the first 1000..1500 samples <text:span text:style-name="T181">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9" text:outline-level="1">Another bad design decision by Hantek was that the oscilloscope does not support AC coupling of input signals – <text:span text:style-name="T267">but you can</text:span> modify the hardware <text:span text:style-name="T267">y</text:span>ourself.<text:line-break/>A <text:span text:style-name="T267">short </text:span><text:span text:style-name="T225">AC modification</text:span><text:span text:style-name="T267"> howto </text:span>is available via the Help menu or from github:</text:h>
      <text:p text:style-name="P81"><text:a xlink:type="simple" xlink:href="https://github.com/OpenHantek/OpenHantek6022/blob/main/docs/HANTEK6022_AC_Modification.pdf" text:style-name="Internet_20_link" text:visited-style-name="Visited_20_Internet_20_Link"><text:span text:style-name="T262">HANTEK6022_AC_Modification.pdf</text:span></text:a></text:p>
      <text:p text:style-name="P82"><text:s/></text:p>
      <text:h text:style-name="P130" text:outline-level="1"><text:bookmark-start text:name="__RefHeading___Toc2097_515843379"/>Hantek6022 Digital Back End<text:bookmark-end text:name="__RefHeading___Toc2097_515843379"/></text:h>
      <text:p text:style-name="P1"><text:span text:style-name="Absatz-Standardschriftart"><text:span text:style-name="T110"/></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10"/></text:span></text:p>
      <text:p text:style-name="P3"><text:span text:style-name="Absatz-Standardschriftart"><text:span text:style-name="T26"/></text:span></text:p>
      <text:p text:style-name="P3"><text:span text:style-name="Absatz-Standardschriftart"><text:span text:style-name="T56">The </text:span></text:span><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text:span></text:span><text:span text:style-name="Absatz-Standardschriftart"><text:span text:style-name="T56">also </text:span></text:span><text:span text:style-name="Absatz-Standardschriftart"><text:span text:style-name="T28">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text:span></text:span><text:span text:style-name="Absatz-Standardschriftart"><text:span text:style-name="T56">ins</text:span></text:span><text:span text:style-name="Absatz-Standardschriftart"><text:span text:style-name="T28"> </text:span></text:span><text:span text:style-name="Absatz-Standardschriftart"><text:span text:style-name="T56">(</text:span></text:span><text:span text:style-name="Absatz-Standardschriftart"><text:span text:style-name="T266">different BL pins in green</text:span></text:span><text:span text:style-name="Absatz-Standardschriftart"><text:span text:style-name="T56">)</text:span></text:span><text:span text:style-name="Absatz-Standardschriftart"><text:span text:style-name="T28">, but otherwise work identically.</text:span></text:span></text:p>
      <text:p text:style-name="P3"><text:span text:style-name="Absatz-Standardschriftart"><text:span text:style-name="T28"/></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ext:span></text:span><text:span text:style-name="Absatz-Standardschriftart"><text:span text:style-name="T57">sigrok or </text:span></text:span><text:span text:style-name="Absatz-Standardschriftart"><text:span text:style-name="T26">the original Hantek software before) the correct firmware will be uploaded automatically. </text:span></text:span><text:span text:style-name="Absatz-Standardschriftart"><text:span text:style-name="T57">If no device is detected, disconnect / reconnect the USB plug.</text:span></text:span></text:p>
      <text:p text:style-name="P3"><text:span text:style-name="Absatz-Standardschriftart"><text:span text:style-name="T2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CA">$</number:currency-symbol>
      <number:number number:decimal-places="0" number:min-decimal-places="0" number:min-integer-digits="1" number:grouping="true"/>
    </number:currency-style>
    <number:currency-style style:name="N112">
      <number:text>-</number:text>
      <number:currency-symbol number:language="en" number:country="CA">$</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8-18T13:25:05.342311877">2022-08-18</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8-18T13:25:05.221820809</dc:date>
    <meta:editing-duration>PT23H39M9S</meta:editing-duration>
    <meta:editing-cycles>118</meta:editing-cycles>
    <meta:generator>LibreOffice/7.0.4.2$Linux_X86_64 LibreOffice_project/00$Build-2</meta:generator>
    <dc:title>OpenHantek6022 User Manual</dc:title>
    <meta:document-statistic meta:table-count="0" meta:image-count="44" meta:object-count="0" meta:page-count="20" meta:paragraph-count="271" meta:word-count="5332" meta:character-count="31637" meta:non-whitespace-character-count="26307"/>
  </office:meta>
</office:document-meta>
</file>